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fo:margin-top="0.2in" fo:margin-bottom="0.2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799in" fo:border="0.05pt solid #b2b2b2"/>
    </style:style>
    <style:style style:name="Table1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3" style:family="table">
      <style:table-properties style:width="6.6931in" fo:margin-top="0.2in" fo:margin-bottom="0.2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799in" fo:border="0.05pt solid #b2b2b2"/>
    </style:style>
    <style:style style:name="Table3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4" style:family="table">
      <style:table-properties style:width="6.6931in" fo:margin-top="0.2in" fo:margin-bottom="0.2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799in" fo:border="0.05pt solid #b2b2b2"/>
    </style:style>
    <style:style style:name="Table4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2" style:family="table">
      <style:table-properties style:width="6.6931in" fo:margin-top="0.2in" fo:margin-bottom="0.2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799in" fo:border="0.05pt solid #b2b2b2"/>
    </style:style>
    <style:style style:name="Table2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9" style:family="table">
      <style:table-properties style:width="6.6931in" fo:margin-top="0.2in" fo:margin-bottom="0.2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799in" fo:border="0.05pt solid #b2b2b2"/>
    </style:style>
    <style:style style:name="Table9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10" style:family="table">
      <style:table-properties style:width="6.6931in" fo:margin-top="0.2in" fo:margin-bottom="0.2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799in" fo:border="0.05pt solid #b2b2b2"/>
    </style:style>
    <style:style style:name="Table10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5" style:family="table">
      <style:table-properties style:width="6.6931in" fo:margin-top="0.2in" fo:margin-bottom="0.2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799in" fo:border="0.05pt solid #b2b2b2"/>
    </style:style>
    <style:style style:name="Table5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6" style:family="table">
      <style:table-properties style:width="6.6931in" fo:margin-top="0.2in" fo:margin-bottom="0.2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799in" fo:border="0.05pt solid #b2b2b2"/>
    </style:style>
    <style:style style:name="Table6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7" style:family="table">
      <style:table-properties style:width="6.6931in" fo:margin-top="0.2in" fo:margin-bottom="0.2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799in" fo:border="0.05pt solid #b2b2b2"/>
    </style:style>
    <style:style style:name="Table7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8" style:family="table">
      <style:table-properties style:width="6.6931in" fo:margin-top="0.2in" fo:margin-bottom="0.2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799in" fo:border="0.05pt solid #b2b2b2"/>
    </style:style>
    <style:style style:name="Table8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11" style:family="table">
      <style:table-properties style:width="6.6931in" fo:margin-top="0.2in" fo:margin-bottom="0.2in" table:align="margins"/>
    </style:style>
    <style:style style:name="Table11.A" style:family="table-column">
      <style:table-column-properties style:column-width="3.3465in" style:rel-column-width="32768*"/>
    </style:style>
    <style:style style:name="Table11.B" style:family="table-column">
      <style:table-column-properties style:column-width="3.3465in" style:rel-column-width="32767*"/>
    </style:style>
    <style:style style:name="Table11.A1" style:family="table-cell">
      <style:table-cell-properties fo:padding="0.0799in" fo:border="0.05pt solid #b2b2b2"/>
    </style:style>
    <style:style style:name="Table11.A2" style:family="table-cell">
      <style:table-cell-properties fo:padding="0.0799in" fo:border-left="0.05pt solid #b2b2b2" fo:border-right="none" fo:border-top="none" fo:border-bottom="0.05pt solid #b2b2b2"/>
    </style:style>
    <style:style style:name="Table11.B2" style:family="table-cell">
      <style:table-cell-properties fo:padding="0.0799in" fo:border-left="none" fo:border-right="0.05pt solid #b2b2b2" fo:border-top="none" fo:border-bottom="0.05pt solid #b2b2b2"/>
    </style:style>
    <style:style style:name="Table12" style:family="table">
      <style:table-properties style:width="6.6931in" fo:margin-top="0.2in" fo:margin-bottom="0.2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799in" fo:border="0.05pt solid #b2b2b2"/>
    </style:style>
    <style:style style:name="Table12.A2" style:family="table-cell">
      <style:table-cell-properties fo:padding="0.0799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officeooo:rsid="00061cc7" officeooo:paragraph-rsid="00061cc7"/>
    </style:style>
    <style:style style:name="P2" style:family="paragraph" style:parent-style-name="Standard">
      <style:text-properties fo:font-size="14pt" fo:font-weight="bold" officeooo:rsid="00061cc7" officeooo:paragraph-rsid="00061cc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8dae9" officeooo:paragraph-rsid="0008dae9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bc7a00" style:font-name="0" fo:font-size="8pt" fo:font-style="italic" officeooo:rsid="000cabe9" officeooo:paragraph-rsid="0062dfea" style:font-size-asian="8pt" style:font-style-asian="italic" style:font-size-complex="8pt"/>
    </style:style>
    <style:style style:name="P5" style:family="paragraph" style:parent-style-name="Standard">
      <style:text-properties fo:color="#bc7a00" style:font-name="0" fo:font-size="8pt" fo:font-style="italic" officeooo:rsid="000cabe9" officeooo:paragraph-rsid="00637415" style:font-size-asian="8pt" style:font-style-asian="italic" style:font-size-complex="8pt"/>
    </style:style>
    <style:style style:name="P6" style:family="paragraph" style:parent-style-name="Standard">
      <style:text-properties fo:color="#bc7a00" style:font-name="0" fo:font-size="8pt" fo:font-style="italic" officeooo:rsid="000cabe9" officeooo:paragraph-rsid="0067887d" style:font-size-asian="8pt" style:font-style-asian="italic" style:font-size-complex="8pt"/>
    </style:style>
    <style:style style:name="P7" style:family="paragraph" style:parent-style-name="Standard">
      <style:text-properties fo:color="#bc7a00" style:font-name="0" fo:font-size="8pt" fo:font-style="italic" officeooo:rsid="000cabe9" officeooo:paragraph-rsid="0067f667" style:font-size-asian="8pt" style:font-style-asian="italic" style:font-size-complex="8pt"/>
    </style:style>
    <style:style style:name="P8" style:family="paragraph" style:parent-style-name="Standard">
      <style:text-properties fo:color="#bc7a00" style:font-name="0" fo:font-size="8pt" fo:font-style="italic" officeooo:rsid="000cabe9" officeooo:paragraph-rsid="006b7561" style:font-size-asian="8pt" style:font-style-asian="italic" style:font-size-complex="8pt"/>
    </style:style>
    <style:style style:name="P9" style:family="paragraph" style:parent-style-name="Standard">
      <style:text-properties fo:color="#bc7a00" style:font-name="0" fo:font-size="8pt" fo:font-style="italic" officeooo:rsid="000cabe9" officeooo:paragraph-rsid="006b8f44" style:font-size-asian="8pt" style:font-style-asian="italic" style:font-size-complex="8pt"/>
    </style:style>
    <style:style style:name="P10" style:family="paragraph" style:parent-style-name="Standard">
      <style:text-properties fo:color="#bc7a00" style:font-name="0" fo:font-size="8pt" fo:font-style="italic" officeooo:rsid="000cabe9" officeooo:paragraph-rsid="006e0e9a" style:font-size-asian="8pt" style:font-style-asian="italic" style:font-size-complex="8pt"/>
    </style:style>
    <style:style style:name="P11" style:family="paragraph" style:parent-style-name="Standard">
      <style:text-properties fo:color="#bc7a00" style:font-name="0" fo:font-size="8pt" officeooo:paragraph-rsid="0062dfea" style:font-size-asian="8pt" style:font-size-complex="8pt"/>
    </style:style>
    <style:style style:name="P12" style:family="paragraph" style:parent-style-name="Standard">
      <style:text-properties style:font-name="0" fo:font-size="8pt" officeooo:paragraph-rsid="0062dfea" style:font-size-asian="8pt" style:font-size-complex="8pt"/>
    </style:style>
    <style:style style:name="P13" style:family="paragraph" style:parent-style-name="Standard">
      <style:text-properties style:font-name="0" fo:font-size="8pt" officeooo:paragraph-rsid="00637415" style:font-size-asian="8pt" style:font-size-complex="8pt"/>
    </style:style>
    <style:style style:name="P14" style:family="paragraph" style:parent-style-name="Standard">
      <style:text-properties style:font-name="0" fo:font-size="8pt" officeooo:paragraph-rsid="0067887d" style:font-size-asian="8pt" style:font-size-complex="8pt"/>
    </style:style>
    <style:style style:name="P15" style:family="paragraph" style:parent-style-name="Standard">
      <style:text-properties style:font-name="0" fo:font-size="8pt" officeooo:paragraph-rsid="0067f667" style:font-size-asian="8pt" style:font-size-complex="8pt"/>
    </style:style>
    <style:style style:name="P16" style:family="paragraph" style:parent-style-name="Standard">
      <style:text-properties style:font-name="0" fo:font-size="8pt" officeooo:paragraph-rsid="006b7561" style:font-size-asian="8pt" style:font-size-complex="8pt"/>
    </style:style>
    <style:style style:name="P17" style:family="paragraph" style:parent-style-name="Standard">
      <style:text-properties style:font-name="0" fo:font-size="8pt" officeooo:paragraph-rsid="006b8f44" style:font-size-asian="8pt" style:font-size-complex="8pt"/>
    </style:style>
    <style:style style:name="P18" style:family="paragraph" style:parent-style-name="Standard">
      <style:text-properties style:font-name="0" fo:font-size="8pt" officeooo:paragraph-rsid="006e0e9a" style:font-size-asian="8pt" style:font-size-complex="8pt"/>
    </style:style>
    <style:style style:name="P19" style:family="paragraph" style:parent-style-name="Standard">
      <style:text-properties fo:font-size="8pt" officeooo:paragraph-rsid="0062dfea" style:font-size-asian="8pt" style:font-size-complex="8pt"/>
    </style:style>
    <style:style style:name="P20" style:family="paragraph" style:parent-style-name="Standard">
      <style:text-properties fo:font-size="8pt" officeooo:paragraph-rsid="00637415" style:font-size-asian="8pt" style:font-size-complex="8pt"/>
    </style:style>
    <style:style style:name="P21" style:family="paragraph" style:parent-style-name="Standard">
      <style:text-properties fo:font-size="8pt" officeooo:paragraph-rsid="0067887d" style:font-size-asian="8pt" style:font-size-complex="8pt"/>
    </style:style>
    <style:style style:name="P22" style:family="paragraph" style:parent-style-name="Standard">
      <style:text-properties fo:font-size="8pt" officeooo:paragraph-rsid="0067f667" style:font-size-asian="8pt" style:font-size-complex="8pt"/>
    </style:style>
    <style:style style:name="P23" style:family="paragraph" style:parent-style-name="Standard">
      <style:text-properties fo:font-size="8pt" officeooo:paragraph-rsid="006b7561" style:font-size-asian="8pt" style:font-size-complex="8pt"/>
    </style:style>
    <style:style style:name="P24" style:family="paragraph" style:parent-style-name="Standard">
      <style:text-properties fo:font-size="8pt" officeooo:paragraph-rsid="006b8f44" style:font-size-asian="8pt" style:font-size-complex="8pt"/>
    </style:style>
    <style:style style:name="P25" style:family="paragraph" style:parent-style-name="Standard">
      <style:text-properties fo:font-size="8pt" officeooo:paragraph-rsid="006e0e9a" style:font-size-asian="8pt" style:font-size-complex="8pt"/>
    </style:style>
    <style:style style:name="P26" style:family="paragraph" style:parent-style-name="Standard">
      <style:text-properties fo:color="#408080" style:font-name="0" fo:font-size="8pt" fo:font-style="italic" officeooo:paragraph-rsid="0062dfea" style:font-size-asian="8pt" style:font-style-asian="italic" style:font-size-complex="8pt"/>
    </style:style>
    <style:style style:name="P27" style:family="paragraph" style:parent-style-name="Contents_20_Heading">
      <style:paragraph-properties fo:text-align="center" style:justify-single-word="false"/>
      <style:text-properties fo:font-size="14pt" officeooo:paragraph-rsid="0037305d" style:font-size-asian="14pt" style:font-size-complex="14pt"/>
    </style:style>
    <style:style style:name="P28" style:family="paragraph" style:parent-style-name="Addressee">
      <style:text-properties officeooo:rsid="0063422d" officeooo:paragraph-rsid="0063422d"/>
    </style:style>
    <style:style style:name="P29" style:family="paragraph" style:parent-style-name="Addressee">
      <style:text-properties officeooo:paragraph-rsid="0063422d"/>
    </style:style>
    <style:style style:name="P30" style:family="paragraph" style:parent-style-name="Addressee">
      <style:text-properties officeooo:rsid="00637415" officeooo:paragraph-rsid="00637415"/>
    </style:style>
    <style:style style:name="P31" style:family="paragraph" style:parent-style-name="Addressee">
      <style:text-properties officeooo:rsid="0063bff9" officeooo:paragraph-rsid="0063bff9"/>
    </style:style>
    <style:style style:name="P32" style:family="paragraph" style:parent-style-name="Addressee">
      <style:text-properties officeooo:paragraph-rsid="006665d9"/>
    </style:style>
    <style:style style:name="P33" style:family="paragraph" style:parent-style-name="Addressee">
      <style:text-properties officeooo:rsid="006665d9" officeooo:paragraph-rsid="006665d9"/>
    </style:style>
    <style:style style:name="P34" style:family="paragraph" style:parent-style-name="Addressee">
      <style:text-properties officeooo:rsid="0069c7ed" officeooo:paragraph-rsid="0069c7ed"/>
    </style:style>
    <style:style style:name="P35" style:family="paragraph" style:parent-style-name="Question">
      <style:text-properties officeooo:paragraph-rsid="00620b64"/>
    </style:style>
    <style:style style:name="P36" style:family="paragraph" style:parent-style-name="Question">
      <style:text-properties officeooo:paragraph-rsid="0067f667"/>
    </style:style>
    <style:style style:name="P37" style:family="paragraph" style:parent-style-name="Question">
      <style:text-properties officeooo:paragraph-rsid="006b7561"/>
    </style:style>
    <style:style style:name="P38" style:family="paragraph" style:parent-style-name="Standard" style:master-page-name="Standard">
      <style:paragraph-properties style:page-number="auto"/>
      <style:text-properties fo:font-weight="bold" officeooo:rsid="0021545e" officeooo:paragraph-rsid="00620b64" style:font-weight-asian="bold" style:font-weight-complex="bold"/>
    </style:style>
    <style:style style:name="P39" style:family="paragraph" style:parent-style-name="Standard" style:master-page-name="Standard">
      <style:paragraph-properties style:page-number="auto"/>
      <style:text-properties fo:font-weight="bold" officeooo:rsid="0021545e" officeooo:paragraph-rsid="0067f667" style:font-weight-asian="bold" style:font-weight-complex="bold"/>
    </style:style>
    <style:style style:name="P40" style:family="paragraph" style:parent-style-name="Standard" style:master-page-name="Standard">
      <style:paragraph-properties style:page-number="auto"/>
      <style:text-properties fo:font-weight="bold" officeooo:rsid="0021545e" officeooo:paragraph-rsid="006b7561" style:font-weight-asian="bold" style:font-weight-complex="bold"/>
    </style:style>
    <style:style style:name="P41" style:family="paragraph" style:parent-style-name="Standard" style:master-page-name="Standard">
      <style:paragraph-properties style:page-number="auto"/>
      <style:text-properties fo:font-weight="bold" officeooo:rsid="0067f667" officeooo:paragraph-rsid="0067f667" style:font-weight-asian="bold" style:font-weight-complex="bold"/>
    </style:style>
    <style:style style:name="P42" style:family="paragraph" style:parent-style-name="Standard" style:master-page-name="Standard">
      <style:paragraph-properties style:page-number="auto"/>
      <style:text-properties fo:color="#bc7a00" style:font-name="0" fo:font-size="8pt" officeooo:paragraph-rsid="0062dfea" style:font-size-asian="8pt" style:font-size-complex="8pt"/>
    </style:style>
    <style:style style:name="P43" style:family="paragraph" style:parent-style-name="Standard" style:master-page-name="Standard">
      <style:paragraph-properties style:page-number="auto"/>
      <style:text-properties fo:color="#bc7a00" style:font-name="0" fo:font-size="8pt" officeooo:paragraph-rsid="00637415" style:font-size-asian="8pt" style:font-size-complex="8pt"/>
    </style:style>
    <style:style style:name="P44" style:family="paragraph" style:parent-style-name="Standard" style:master-page-name="Standard">
      <style:paragraph-properties style:page-number="auto"/>
      <style:text-properties fo:color="#bc7a00" style:font-name="0" fo:font-size="8pt" officeooo:paragraph-rsid="0067887d" style:font-size-asian="8pt" style:font-size-complex="8pt"/>
    </style:style>
    <style:style style:name="P45" style:family="paragraph" style:parent-style-name="Standard" style:master-page-name="Standard">
      <style:paragraph-properties style:page-number="auto"/>
      <style:text-properties fo:color="#bc7a00" style:font-name="0" fo:font-size="8pt" officeooo:paragraph-rsid="0067f667" style:font-size-asian="8pt" style:font-size-complex="8pt"/>
    </style:style>
    <style:style style:name="P46" style:family="paragraph" style:parent-style-name="Standard" style:master-page-name="Standard">
      <style:paragraph-properties style:page-number="auto"/>
      <style:text-properties fo:color="#bc7a00" style:font-name="0" fo:font-size="8pt" officeooo:paragraph-rsid="006b7561" style:font-size-asian="8pt" style:font-size-complex="8pt"/>
    </style:style>
    <style:style style:name="P47" style:family="paragraph" style:parent-style-name="Standard" style:master-page-name="Standard">
      <style:paragraph-properties style:page-number="auto"/>
      <style:text-properties fo:color="#bc7a00" style:font-name="0" fo:font-size="8pt" officeooo:paragraph-rsid="006b8f44" style:font-size-asian="8pt" style:font-size-complex="8pt"/>
    </style:style>
    <style:style style:name="P48" style:family="paragraph" style:parent-style-name="Standard" style:master-page-name="Standard">
      <style:paragraph-properties style:page-number="auto"/>
      <style:text-properties fo:color="#bc7a00" style:font-name="0" fo:font-size="8pt" officeooo:paragraph-rsid="006e0e9a" style:font-size-asian="8pt" style:font-size-complex="8pt"/>
    </style:style>
    <style:style style:name="P49" style:family="paragraph" style:parent-style-name="Standard">
      <style:text-properties fo:color="#bc7a00" style:font-name="0" fo:font-size="8pt" officeooo:paragraph-rsid="00637415" style:font-size-asian="8pt" style:font-size-complex="8pt"/>
    </style:style>
    <style:style style:name="P50" style:family="paragraph" style:parent-style-name="Standard">
      <style:text-properties fo:color="#bc7a00" style:font-name="0" fo:font-size="8pt" officeooo:paragraph-rsid="0067887d" style:font-size-asian="8pt" style:font-size-complex="8pt"/>
    </style:style>
    <style:style style:name="P51" style:family="paragraph" style:parent-style-name="Standard">
      <style:text-properties fo:color="#bc7a00" style:font-name="0" fo:font-size="8pt" officeooo:paragraph-rsid="0067f667" style:font-size-asian="8pt" style:font-size-complex="8pt"/>
    </style:style>
    <style:style style:name="P52" style:family="paragraph" style:parent-style-name="Standard">
      <style:text-properties fo:color="#bc7a00" style:font-name="0" fo:font-size="8pt" officeooo:paragraph-rsid="006b8f44" style:font-size-asian="8pt" style:font-size-complex="8pt"/>
    </style:style>
    <style:style style:name="P53" style:family="paragraph" style:parent-style-name="Standard">
      <style:text-properties fo:color="#bc7a00" style:font-name="0" fo:font-size="8pt" officeooo:paragraph-rsid="006e0e9a" style:font-size-asian="8pt" style:font-size-complex="8pt"/>
    </style:style>
    <style:style style:name="P54" style:family="paragraph" style:parent-style-name="Standard">
      <style:text-properties fo:color="#bc7a00" style:font-name="0" fo:font-size="8pt" fo:font-style="italic" officeooo:rsid="000cabe9" officeooo:paragraph-rsid="0071564c" style:font-size-asian="8pt" style:font-style-asian="italic" style:font-size-complex="8pt"/>
    </style:style>
    <style:style style:name="P55" style:family="paragraph" style:parent-style-name="Standard">
      <style:text-properties fo:color="#bc7a00" style:font-name="0" fo:font-size="8pt" fo:font-style="italic" officeooo:rsid="000cabe9" officeooo:paragraph-rsid="0072b905" style:font-size-asian="8pt" style:font-style-asian="italic" style:font-size-complex="8pt"/>
    </style:style>
    <style:style style:name="P56" style:family="paragraph" style:parent-style-name="Standard">
      <style:text-properties style:font-name="0" fo:font-size="8pt" officeooo:paragraph-rsid="00637415" style:font-size-asian="8pt" style:font-size-complex="8pt"/>
    </style:style>
    <style:style style:name="P57" style:family="paragraph" style:parent-style-name="Standard">
      <style:text-properties style:font-name="0" fo:font-size="8pt" officeooo:paragraph-rsid="0067887d" style:font-size-asian="8pt" style:font-size-complex="8pt"/>
    </style:style>
    <style:style style:name="P58" style:family="paragraph" style:parent-style-name="Standard">
      <style:text-properties style:font-name="0" fo:font-size="8pt" officeooo:paragraph-rsid="0067f667" style:font-size-asian="8pt" style:font-size-complex="8pt"/>
    </style:style>
    <style:style style:name="P59" style:family="paragraph" style:parent-style-name="Standard">
      <style:text-properties style:font-name="0" fo:font-size="8pt" officeooo:paragraph-rsid="006b7561" style:font-size-asian="8pt" style:font-size-complex="8pt"/>
    </style:style>
    <style:style style:name="P60" style:family="paragraph" style:parent-style-name="Standard">
      <style:text-properties style:font-name="0" fo:font-size="8pt" officeooo:paragraph-rsid="006b8f44" style:font-size-asian="8pt" style:font-size-complex="8pt"/>
    </style:style>
    <style:style style:name="P61" style:family="paragraph" style:parent-style-name="Standard">
      <style:text-properties style:font-name="0" fo:font-size="8pt" officeooo:paragraph-rsid="006e0e9a" style:font-size-asian="8pt" style:font-size-complex="8pt"/>
    </style:style>
    <style:style style:name="P62" style:family="paragraph" style:parent-style-name="Standard">
      <style:text-properties style:font-name="0" fo:font-size="8pt" officeooo:paragraph-rsid="0071564c" style:font-size-asian="8pt" style:font-size-complex="8pt"/>
    </style:style>
    <style:style style:name="P63" style:family="paragraph" style:parent-style-name="Standard">
      <style:text-properties style:font-name="0" fo:font-size="8pt" officeooo:paragraph-rsid="0072b905" style:font-size-asian="8pt" style:font-size-complex="8pt"/>
    </style:style>
    <style:style style:name="P64" style:family="paragraph" style:parent-style-name="Standard">
      <style:text-properties fo:color="#408080" style:font-name="0" fo:font-size="8pt" fo:font-style="italic" officeooo:paragraph-rsid="00637415" style:font-size-asian="8pt" style:font-style-asian="italic" style:font-size-complex="8pt"/>
    </style:style>
    <style:style style:name="P65" style:family="paragraph" style:parent-style-name="Standard">
      <style:text-properties fo:color="#408080" style:font-name="0" fo:font-size="8pt" fo:font-style="italic" officeooo:paragraph-rsid="006e0e9a" style:font-size-asian="8pt" style:font-style-asian="italic" style:font-size-complex="8pt"/>
    </style:style>
    <style:style style:name="P66" style:family="paragraph" style:parent-style-name="Standard">
      <style:text-properties fo:font-size="8pt" officeooo:paragraph-rsid="0071564c" style:font-size-asian="8pt" style:font-size-complex="8pt"/>
    </style:style>
    <style:style style:name="P67" style:family="paragraph" style:parent-style-name="Standard">
      <style:text-properties fo:font-size="8pt" officeooo:paragraph-rsid="0072b905" style:font-size-asian="8pt" style:font-size-complex="8pt"/>
    </style:style>
    <style:style style:name="P68" style:family="paragraph" style:parent-style-name="Standard">
      <style:text-properties officeooo:rsid="00620b64" officeooo:paragraph-rsid="0072b905"/>
    </style:style>
    <style:style style:name="P69" style:family="paragraph" style:parent-style-name="Standard" style:master-page-name="Standard">
      <style:paragraph-properties style:page-number="auto"/>
      <style:text-properties fo:font-size="8pt" officeooo:paragraph-rsid="0071564c" style:font-size-asian="8pt" style:font-size-complex="8pt"/>
    </style:style>
    <style:style style:name="P70" style:family="paragraph" style:parent-style-name="Standard" style:master-page-name="Standard">
      <style:paragraph-properties style:page-number="auto"/>
      <style:text-properties fo:font-weight="bold" officeooo:rsid="0067f667" officeooo:paragraph-rsid="0071564c" style:font-weight-asian="bold" style:font-weight-complex="bold"/>
    </style:style>
    <style:style style:name="P71" style:family="paragraph" style:parent-style-name="Standard" style:master-page-name="Standard">
      <style:paragraph-properties style:page-number="auto"/>
      <style:text-properties fo:font-size="8pt" officeooo:paragraph-rsid="0072b905" style:font-size-asian="8pt" style:font-size-complex="8pt"/>
    </style:style>
    <style:style style:name="P72" style:family="paragraph" style:parent-style-name="Standard" style:master-page-name="Standard">
      <style:paragraph-properties style:page-number="auto"/>
      <style:text-properties fo:font-weight="bold" officeooo:rsid="0067f667" officeooo:paragraph-rsid="0072b905" style:font-weight-asian="bold" style:font-weight-complex="bold"/>
    </style:style>
    <style:style style:name="P73" style:family="paragraph" style:parent-style-name="Heading_20_1">
      <style:text-properties officeooo:paragraph-rsid="00620b64"/>
    </style:style>
    <style:style style:name="P74" style:family="paragraph" style:parent-style-name="Heading_20_1">
      <style:text-properties officeooo:paragraph-rsid="0067f667"/>
    </style:style>
    <style:style style:name="P75" style:family="paragraph" style:parent-style-name="Heading_20_1">
      <style:text-properties officeooo:paragraph-rsid="0071564c"/>
    </style:style>
    <style:style style:name="P76" style:family="paragraph" style:parent-style-name="Addressee" style:master-page-name="Standard">
      <style:paragraph-properties style:page-number="auto"/>
    </style:style>
    <style:style style:name="P77" style:family="paragraph" style:parent-style-name="Addressee" style:master-page-name="Standard">
      <style:paragraph-properties style:page-number="auto"/>
      <style:text-properties fo:font-size="8pt" officeooo:rsid="0072b905" officeooo:paragraph-rsid="0072b905" style:font-size-asian="8pt" style:font-size-complex="8pt"/>
    </style:style>
    <style:style style:name="P78" style:family="paragraph" style:parent-style-name="Addressee">
      <style:text-properties officeooo:rsid="006fe00b" officeooo:paragraph-rsid="006fe00b"/>
    </style:style>
    <style:style style:name="P79" style:family="paragraph" style:parent-style-name="Addressee">
      <style:text-properties officeooo:rsid="0071564c" officeooo:paragraph-rsid="0071564c"/>
    </style:style>
    <style:style style:name="P80" style:family="paragraph" style:parent-style-name="Addressee">
      <style:text-properties officeooo:rsid="0071564c" officeooo:paragraph-rsid="0071c402"/>
    </style:style>
    <style:style style:name="P81" style:family="paragraph" style:parent-style-name="Addressee">
      <style:text-properties fo:font-size="8pt" officeooo:rsid="0071564c" officeooo:paragraph-rsid="0071564c" style:font-size-asian="8pt" style:font-size-complex="8pt"/>
    </style:style>
    <style:style style:name="P82" style:family="paragraph" style:parent-style-name="Addressee">
      <style:text-properties fo:font-size="8pt" officeooo:rsid="0071564c" officeooo:paragraph-rsid="0074786b" style:font-size-asian="8pt" style:font-size-complex="8pt"/>
    </style:style>
    <style:style style:name="P83" style:family="paragraph" style:parent-style-name="Addressee">
      <style:text-properties fo:font-size="8pt" officeooo:rsid="0072b905" officeooo:paragraph-rsid="0072b905" style:font-size-asian="8pt" style:font-size-complex="8pt"/>
    </style:style>
    <style:style style:name="P84" style:family="paragraph" style:parent-style-name="Addressee" style:master-page-name="Standard">
      <style:paragraph-properties style:page-number="auto"/>
      <style:text-properties fo:font-size="8pt" officeooo:rsid="0071564c" officeooo:paragraph-rsid="0071564c" style:font-size-asian="8pt" style:font-size-complex="8pt"/>
    </style:style>
    <style:style style:name="P85" style:family="paragraph" style:parent-style-name="Addressee" style:master-page-name="Standard">
      <style:paragraph-properties style:page-number="auto"/>
      <style:text-properties fo:font-size="8pt" officeooo:rsid="0071564c" officeooo:paragraph-rsid="0074786b" style:font-size-asian="8pt" style:font-size-complex="8pt"/>
    </style:style>
    <style:style style:name="P8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color="#008000" style:font-name="0" fo:font-weight="bold" style:font-weight-asian="bold"/>
    </style:style>
    <style:style style:name="T2" style:family="text">
      <style:text-properties fo:color="#008000" style:font-name="0" fo:font-weight="bold" style:font-weight-asian="bold"/>
    </style:style>
    <style:style style:name="T3" style:family="text">
      <style:text-properties style:font-name="0"/>
    </style:style>
    <style:style style:name="T4" style:family="text">
      <style:text-properties style:font-name="0" loext:padding="0in" loext:border="none"/>
    </style:style>
    <style:style style:name="T5" style:family="text">
      <style:text-properties fo:color="#b00040" style:font-name="0"/>
    </style:style>
    <style:style style:name="T6" style:family="text">
      <style:text-properties fo:color="#b00040" style:font-name="0"/>
    </style:style>
    <style:style style:name="T7" style:family="text">
      <style:text-properties fo:color="#0000ff" style:font-name="0"/>
    </style:style>
    <style:style style:name="T8" style:family="text">
      <style:text-properties fo:color="#0000ff" style:font-name="0" fo:font-weight="bold" style:font-weight-asian="bold"/>
    </style:style>
    <style:style style:name="T9" style:family="text">
      <style:text-properties fo:color="#0000ff" style:font-name="0"/>
    </style:style>
    <style:style style:name="T10" style:family="text">
      <style:text-properties fo:color="#666666" style:font-name="0"/>
    </style:style>
    <style:style style:name="T11" style:family="text">
      <style:text-properties fo:color="#666666" style:font-name="0"/>
    </style:style>
    <style:style style:name="T12" style:family="text">
      <style:text-properties fo:color="#bc7a00" style:font-name="0"/>
    </style:style>
    <style:style style:name="T13" style:family="text">
      <style:text-properties fo:color="#408080" style:font-name="0" fo:font-style="italic" style:font-style-asian="italic"/>
    </style:style>
    <style:style style:name="T14" style:family="text">
      <style:text-properties fo:color="#ba2121" style:font-name="0"/>
    </style:style>
    <style:style style:name="T15" style:family="text">
      <style:text-properties fo:color="#ba2121" style:font-name="0"/>
    </style:style>
    <style:style style:name="T16" style:family="text">
      <style:text-properties officeooo:rsid="0030b032"/>
    </style:style>
    <style:style style:name="T17" style:family="text">
      <style:text-properties officeooo:rsid="0037305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officeooo:rsid="00620b64"/>
    </style:style>
    <style:style style:name="T21" style:family="text">
      <style:text-properties officeooo:rsid="0063422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6665d9"/>
    </style:style>
    <style:style style:name="T24" style:family="text">
      <style:text-properties fo:color="#bb6622" style:font-name="0" fo:font-weight="bold" style:font-weight-asian="bold"/>
    </style:style>
    <style:style style:name="T25" style:family="text">
      <style:text-properties fo:color="#bb6622" style:font-name="0" fo:font-weight="bold" style:font-weight-asian="bold"/>
    </style:style>
    <style:style style:name="T26" style:family="text">
      <style:text-properties officeooo:rsid="007108d1"/>
    </style:style>
    <style:style style:name="T27" style:family="text">
      <style:text-properties officeooo:rsid="0071c40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: C++ Moderno </text:p>
      <text:p text:style-name="P2">Período: 1º semestre/2017</text:p>
      <text:p text:style-name="P3">Aluno: Arthur Nunes de Paiva Santos Queiroz</text:p>
      <text:p text:style-name="P1"/>
      <text:p text:style-name="P27">Lista de exercícios <text:span text:style-name="T17">Módulo 09: Projeto de classes e design de API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Questõ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Questões</text:p>
          </text:index-title>
          <text:p text:style-name="P86"><text:a xlink:type="simple" xlink:href="#__RefHeading___Toc3688_2418988284" text:style-name="Index_20_Link" text:visited-style-name="Index_20_Link">Questão 1<text:tab/>1</text:a></text:p>
          <text:p text:style-name="P86"><text:a xlink:type="simple" xlink:href="#__RefHeading___Toc3690_2418988284" text:style-name="Index_20_Link" text:visited-style-name="Index_20_Link">Questão 2<text:tab/>2</text:a></text:p>
          <text:p text:style-name="P86"><text:a xlink:type="simple" xlink:href="#__RefHeading___Toc3692_2418988284" text:style-name="Index_20_Link" text:visited-style-name="Index_20_Link">Questão 3<text:tab/>2</text:a></text:p>
          <text:p text:style-name="P86"><text:a xlink:type="simple" xlink:href="#__RefHeading___Toc3694_2418988284" text:style-name="Index_20_Link" text:visited-style-name="Index_20_Link">Questão 4<text:tab/>3</text:a></text:p>
          <text:p text:style-name="P86"><text:a xlink:type="simple" xlink:href="#__RefHeading___Toc3696_2418988284" text:style-name="Index_20_Link" text:visited-style-name="Index_20_Link">Questão 6<text:tab/>3</text:a></text:p>
          <text:p text:style-name="P86"><text:a xlink:type="simple" xlink:href="#__RefHeading___Toc3698_2418988284" text:style-name="Index_20_Link" text:visited-style-name="Index_20_Link">Questão 7<text:tab/>4</text:a></text:p>
          <text:p text:style-name="P86"><text:a xlink:type="simple" xlink:href="#__RefHeading___Toc3700_2418988284" text:style-name="Index_20_Link" text:visited-style-name="Index_20_Link">Questão 8<text:tab/>4</text:a></text:p>
          <text:p text:style-name="P86"><text:a xlink:type="simple" xlink:href="#__RefHeading___Toc3702_2418988284" text:style-name="Index_20_Link" text:visited-style-name="Index_20_Link">Questão 9<text:tab/>5</text:a></text:p>
          <text:p text:style-name="P86"><text:a xlink:type="simple" xlink:href="#__RefHeading___Toc3704_2418988284" text:style-name="Index_20_Link" text:visited-style-name="Index_20_Link">Questão 10<text:tab/>5</text:a></text:p>
          <text:p text:style-name="P86"><text:a xlink:type="simple" xlink:href="#__RefHeading___Toc3706_2418988284" text:style-name="Index_20_Link" text:visited-style-name="Index_20_Link">Questão 11<text:tab/>6</text:a></text:p>
          <text:p text:style-name="P86"><text:a xlink:type="simple" xlink:href="#__RefHeading___Toc3708_2418988284" text:style-name="Index_20_Link" text:visited-style-name="Index_20_Link">Questão 12<text:tab/>7</text:a></text:p>
          <text:p text:style-name="P86"><text:a xlink:type="simple" xlink:href="#__RefHeading___Toc3710_2418988284" text:style-name="Index_20_Link" text:visited-style-name="Index_20_Link">Questão 13<text:tab/>8</text:a></text:p>
        </text:index-body>
      </text:table-of-content>
      <text:h text:style-name="P73" text:outline-level="1"><text:bookmark-start text:name="__RefHeading___Toc3688_2418988284"/>Questão 1<text:bookmark-end text:name="__RefHeading___Toc3688_2418988284"/></text:h>
      <text:p text:style-name="P35">Itere mais uma vez sobre a <text:span text:style-name="T20">função</text:span> sum( ) e <text:span text:style-name="T20">faça</text:span> um lifting que a permita funcionar com listas encadeadas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8">main.<text:span text:style-name="T16">cpp</text:span></text:p>
          </table:table-cell>
        </table:table-row>
        <table:table-row>
          <table:table-cell table:style-name="Table1.A2" office:value-type="string">
            <text:p text:style-name="P42">#include &lt;iostream&gt;</text:p>
            <text:p text:style-name="P11">#include &lt;string&gt;</text:p>
            <text:p text:style-name="P11">#include &lt;vector&gt;</text:p>
            <text:p text:style-name="P11">#include &lt;list&gt;</text:p>
            <text:p text:style-name="P11">#include &lt;deque&gt;</text:p>
            <text:p text:style-name="P11">#include &lt;type_traits&gt;</text:p>
            <text:p text:style-name="P12"/>
            <text:p text:style-name="P26">// http://www.cplusplus.com/forum/articles/20881/</text:p>
            <text:p text:style-name="P26">// https://stackoverflow.com/questions/18467190/a-template-function-that-takes-iterators-or-pointers-and-gets-the-pointed-to-typ</text:p>
            <text:p text:style-name="P19"><text:span text:style-name="T1">template</text:span><text:span text:style-name="T10">&lt;</text:span><text:span text:style-name="T1">class</text:span><text:span text:style-name="T3"> </text:span><text:span text:style-name="T8">ForwardIteratorType</text:span><text:span text:style-name="T10">&gt;</text:span></text:p>
            <text:p text:style-name="P19"><text:span text:style-name="T1">typename</text:span><text:span text:style-name="T3"> std</text:span><text:span text:style-name="T10">::</text:span><text:span text:style-name="T3">iterator_traits</text:span><text:span text:style-name="T10">&lt;</text:span><text:span text:style-name="T3">ForwardIteratorType</text:span><text:span text:style-name="T10">&gt;::</text:span><text:span text:style-name="T3">value_type sum( ForwardIteratorType begin, ForwardIteratorType end) {</text:span></text:p>
            <text:p text:style-name="P19"><text:span text:style-name="T3"><text:tab/></text:span><text:span text:style-name="T1">auto</text:span><text:span text:style-name="T3"> result </text:span><text:span text:style-name="T10">=</text:span><text:span text:style-name="T3"> </text:span><text:span text:style-name="T1">typename</text:span><text:span text:style-name="T3"> std</text:span><text:span text:style-name="T10">::</text:span><text:span text:style-name="T3">iterator_traits</text:span><text:span text:style-name="T10">&lt;</text:span><text:span text:style-name="T3">ForwardIteratorType</text:span><text:span text:style-name="T10">&gt;::</text:span><text:span text:style-name="T3">value_type();</text:span></text:p>
            <text:p text:style-name="P19"><text:span text:style-name="T3"><text:s text:c="4"/></text:span><text:span text:style-name="T1">while</text:span><text:span text:style-name="T3">(begin </text:span><text:span text:style-name="T10">!=</text:span><text:span text:style-name="T3"> end)</text:span></text:p>
            <text:p text:style-name="P12"><text:s text:c="4"/>{</text:p>
            <text:p text:style-name="P19"><text:span text:style-name="T3"><text:tab/><text:tab/>result </text:span><text:span text:style-name="T10">=</text:span><text:span text:style-name="T3"> result </text:span><text:span text:style-name="T10">+</text:span><text:span text:style-name="T3"> </text:span><text:span text:style-name="T10">*</text:span><text:span text:style-name="T3">(begin);</text:span></text:p>
            <text:p text:style-name="P19"><text:span text:style-name="T3"><text:s text:c="8"/></text:span><text:span text:style-name="T10">++</text:span><text:span text:style-name="T3">begin;</text:span></text:p>
            <text:p text:style-name="P12"><text:s text:c="4"/>}</text:p>
            <text:p text:style-name="P12"/>
            <text:p text:style-name="P19"><text:span text:style-name="T3"><text:tab/></text:span><text:span text:style-name="T1">return</text:span><text:span text:style-name="T3"> result;</text:span></text:p>
            <text:p text:style-name="P12">}</text:p>
            <text:p text:style-name="P12"/>
            <text:p text:style-name="P19"><text:span text:style-name="T5">int</text:span><text:span text:style-name="T3"> main()</text:span></text:p>
            <text:p text:style-name="P12">{</text:p>
            <text:p text:style-name="P19"><text:span text:style-name="T3"><text:s text:c="4"/></text:span><text:span text:style-name="T1">const</text:span><text:span text:style-name="T3"> </text:span><text:span text:style-name="T5">int</text:span><text:span text:style-name="T3"> LENGTH(</text:span><text:span text:style-name="T10">6</text:span><text:span text:style-name="T3">);</text:span></text:p>
            <text:p text:style-name="P19"><text:span text:style-name="T3"><text:s text:c="4"/></text:span><text:span text:style-name="T5">int</text:span><text:span text:style-name="T3"> data[LENGTH] </text:span><text:span text:style-name="T10">=</text:span><text:span text:style-name="T3"> { </text:span><text:span text:style-name="T10">5</text:span><text:span text:style-name="T3">, </text:span><text:span text:style-name="T10">7</text:span><text:span text:style-name="T3">, </text:span><text:span text:style-name="T10">8</text:span><text:span text:style-name="T3">, </text:span><text:span text:style-name="T10">9</text:span><text:span text:style-name="T3">, </text:span><text:span text:style-name="T10">1</text:span><text:span text:style-name="T3">, </text:span><text:span text:style-name="T10">2</text:span><text:span text:style-name="T3"> };</text:span></text:p>
            <text:p text:style-name="P19"><text:span text:style-name="T3"><text:s text:c="4"/>std</text:span><text:span text:style-name="T10">::</text:span><text:span text:style-name="T3">vector</text:span><text:span text:style-name="T10">&lt;</text:span><text:span text:style-name="T5">int</text:span><text:span text:style-name="T10">&gt;</text:span><text:span text:style-name="T3"> vData(data, data </text:span><text:span text:style-name="T10">+</text:span><text:span text:style-name="T3"> LENGTH);</text:span></text:p>
            <text:p text:style-name="P19"><text:span text:style-name="T3"><text:s text:c="4"/>std</text:span><text:span text:style-name="T10">::</text:span><text:span text:style-name="T3">list</text:span><text:span text:style-name="T10">&lt;</text:span><text:span text:style-name="T5">int</text:span><text:span text:style-name="T10">&gt;</text:span><text:span text:style-name="T3"> lData(data, data </text:span><text:span text:style-name="T10">+</text:span><text:span text:style-name="T3"> LENGTH);</text:span></text:p>
            <text:p text:style-name="P19"><text:span text:style-name="T3"><text:s text:c="4"/>std</text:span><text:span text:style-name="T10">::</text:span><text:span text:style-name="T3">deque</text:span><text:span text:style-name="T10">&lt;</text:span><text:span text:style-name="T5">int</text:span><text:span text:style-name="T10">&gt;</text:span><text:span text:style-name="T3"> dData(data, data </text:span><text:span text:style-name="T10">+</text:span><text:span text:style-name="T3"> LENGTH);</text:span></text:p>
            <text:p text:style-name="P12"/>
            <text:p text:style-name="P19"><text:soft-page-break/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Array sum: "</text:span><text:span text:style-name="T3"> </text:span><text:span text:style-name="T10">&lt;&lt;</text:span><text:span text:style-name="T3"> sum(data, data </text:span><text:span text:style-name="T10">+</text:span><text:span text:style-name="T3"> LENGTH) </text:span><text:span text:style-name="T10">&lt;&lt;</text:span><text:span text:style-name="T3"> std</text:span><text:span text:style-name="T10">::</text:span><text:span text:style-name="T3">endl;</text:span></text:p>
            <text:p text:style-name="P19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Vector sum: "</text:span><text:span text:style-name="T3"> </text:span><text:span text:style-name="T10">&lt;&lt;</text:span><text:span text:style-name="T3"> sum(vData.begin(), vData.end()) </text:span><text:span text:style-name="T10">&lt;&lt;</text:span><text:span text:style-name="T3"> std</text:span><text:span text:style-name="T10">::</text:span><text:span text:style-name="T3">endl;</text:span></text:p>
            <text:p text:style-name="P19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List sum: "</text:span><text:span text:style-name="T3"> </text:span><text:span text:style-name="T10">&lt;&lt;</text:span><text:span text:style-name="T3"> sum(lData.begin(), lData.end()) </text:span><text:span text:style-name="T10">&lt;&lt;</text:span><text:span text:style-name="T3"> std</text:span><text:span text:style-name="T10">::</text:span><text:span text:style-name="T3">endl; <text:s/></text:span></text:p>
            <text:p text:style-name="P19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Deque sum: "</text:span><text:span text:style-name="T3"> </text:span><text:span text:style-name="T10">&lt;&lt;</text:span><text:span text:style-name="T3"> sum(dData.begin(), dData.end()) </text:span><text:span text:style-name="T10">&lt;&lt;</text:span><text:span text:style-name="T3"> std</text:span><text:span text:style-name="T10">::</text:span><text:span text:style-name="T3">endl;</text:span></text:p>
            <text:p text:style-name="P12"/>
            <text:p text:style-name="P19"><text:span text:style-name="T3"><text:s text:c="4"/></text:span><text:span text:style-name="T1">return</text:span><text:span text:style-name="T3"> </text:span><text:span text:style-name="T10">0</text:span><text:span text:style-name="T3">;</text:span></text:p>
            <text:p text:style-name="P4">}</text:p>
          </table:table-cell>
        </table:table-row>
      </table:table>
      <text:h text:style-name="P73" text:outline-level="1"><text:bookmark-start text:name="__RefHeading___Toc3690_2418988284"/>Questão <text:span text:style-name="T20">2</text:span><text:bookmark-end text:name="__RefHeading___Toc3690_2418988284"/></text:h>
      <text:p text:style-name="Question">Resolva o problema de invocar std::sort( ) em um container do tipo std::list.</text:p>
      <text:p text:style-name="P28">Basta chamar o método <text:span text:style-name="T18">sort()</text:span><text:span text:style-name="T22"> da própria std::list. Não é possível utilizar std::sort em uma std::list pois std::sort requer que os iteradores utilizados fornecem acesso aleatório.</text:span></text:p>
      <text:p text:style-name="P29"><text:span text:style-name="T21">Fonte: </text:span><text:a xlink:type="simple" xlink:href="https://stackoverflow.com/questions/10652674/sorting-stdlists-using-stdsort" text:style-name="Internet_20_link" text:visited-style-name="Visited_20_Internet_20_Link"><text:span text:style-name="T21">https://stackoverflow.com/questions/10652674/sorting-stdlists-using-stdsort</text:span></text:a></text:p>
      <text:h text:style-name="Heading_20_1" text:outline-level="1"><text:bookmark-start text:name="__RefHeading___Toc3692_2418988284"/>Questão <text:span text:style-name="T20">3</text:span><text:bookmark-end text:name="__RefHeading___Toc3692_2418988284"/></text:h>
      <text:p text:style-name="Question">Coloque um default template argument em Accumulator e generalize-o para utilizar iteradores (ao invés de ponteiros). Qual conceito de iterador a implementação exige?</text:p>
      <text:p text:style-name="P30">Os iteradores precisam implementar o conceito ForwardIterator, pois permite ser incrementado para obter o próximo elemento e dereferenciado para leitura do elemento atual.</text:p>
      <text:p text:style-name="P31">Fonte: <text:a xlink:type="simple" xlink:href="https://www.sgi.com/tech/stl/Iterators.html" text:style-name="Internet_20_link" text:visited-style-name="Visited_20_Internet_20_Link">https://www.sgi.com/tech/stl/Iterators.html</text:a> 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8">main.<text:span text:style-name="T16">cpp</text:span></text:p>
          </table:table-cell>
        </table:table-row>
        <table:table-row>
          <table:table-cell table:style-name="Table3.A2" office:value-type="string">
            <text:p text:style-name="P43">#include &lt;iostream&gt;</text:p>
            <text:p text:style-name="P49">#include &lt;string&gt;</text:p>
            <text:p text:style-name="P49">#include &lt;vector&gt;</text:p>
            <text:p text:style-name="P49">#include &lt;list&gt;</text:p>
            <text:p text:style-name="P49">#include &lt;deque&gt;</text:p>
            <text:p text:style-name="P49">#include &lt;type_traits&gt;</text:p>
            <text:p text:style-name="P13"/>
            <text:p text:style-name="P20"><text:span text:style-name="T1">template</text:span><text:span text:style-name="T10">&lt;</text:span><text:span text:style-name="T1">class</text:span><text:span text:style-name="T3"> </text:span><text:span text:style-name="T8">T</text:span><text:span text:style-name="T10">&gt;</text:span></text:p>
            <text:p text:style-name="P20"><text:span text:style-name="T1">struct</text:span><text:span text:style-name="T3"> SumPolicy {</text:span></text:p>
            <text:p text:style-name="P20"><text:span text:style-name="T3"><text:s text:c="4"/></text:span><text:span text:style-name="T1">static</text:span><text:span text:style-name="T3"> </text:span><text:span text:style-name="T5">void</text:span><text:span text:style-name="T3"> accumulate(T</text:span><text:span text:style-name="T10">&amp;</text:span><text:span text:style-name="T3"> total, T v) { total </text:span><text:span text:style-name="T10">+=</text:span><text:span text:style-name="T3"> v; }</text:span></text:p>
            <text:p text:style-name="P13">};</text:p>
            <text:p text:style-name="P13"/>
            <text:p text:style-name="P20"><text:span text:style-name="T1">template</text:span><text:span text:style-name="T10">&lt;</text:span><text:span text:style-name="T1">class</text:span><text:span text:style-name="T3"> </text:span><text:span text:style-name="T8">T</text:span><text:span text:style-name="T10">&gt;</text:span></text:p>
            <text:p text:style-name="P20"><text:span text:style-name="T1">struct</text:span><text:span text:style-name="T3"> MultiplyPolicy {</text:span></text:p>
            <text:p text:style-name="P20"><text:span text:style-name="T3"><text:s text:c="4"/></text:span><text:span text:style-name="T1">static</text:span><text:span text:style-name="T3"> </text:span><text:span text:style-name="T5">void</text:span><text:span text:style-name="T3"> accumulate(T</text:span><text:span text:style-name="T10">&amp;</text:span><text:span text:style-name="T3"> total, T v) { total </text:span><text:span text:style-name="T10">*=</text:span><text:span text:style-name="T3"> v; }</text:span></text:p>
            <text:p text:style-name="P13">};</text:p>
            <text:p text:style-name="P13"/>
            <text:p text:style-name="P64">// https://stackoverflow.com/questions/12930653/getting-an-neutral-element-for-stdmultiply-and-stdplus</text:p>
            <text:p text:style-name="P20"><text:span text:style-name="T1">template</text:span><text:span text:style-name="T3"> </text:span><text:span text:style-name="T10">&lt;</text:span><text:span text:style-name="T1">typename</text:span><text:span text:style-name="T3"> Policy</text:span><text:span text:style-name="T10">&gt;</text:span><text:span text:style-name="T3"> </text:span><text:span text:style-name="T1">struct</text:span><text:span text:style-name="T3"> PolicyTraits;</text:span></text:p>
            <text:p text:style-name="P20"><text:span text:style-name="T1">template</text:span><text:span text:style-name="T10">&lt;&gt;</text:span></text:p>
            <text:p text:style-name="P20"><text:span text:style-name="T1">struct</text:span><text:span text:style-name="T3"> PolicyTraits</text:span><text:span text:style-name="T10">&lt;</text:span><text:span text:style-name="T3">SumPolicy</text:span><text:span text:style-name="T10">&lt;</text:span><text:span text:style-name="T5">int</text:span><text:span text:style-name="T10">&gt;</text:span><text:span text:style-name="T3"> </text:span><text:span text:style-name="T10">&gt;</text:span></text:p>
            <text:p text:style-name="P13">{</text:p>
            <text:p text:style-name="P20"><text:span text:style-name="T3"><text:s text:c="4"/></text:span><text:span text:style-name="T1">static</text:span><text:span text:style-name="T3"> </text:span><text:span text:style-name="T5">int</text:span><text:span text:style-name="T3"> </text:span><text:span text:style-name="T1">const</text:span><text:span text:style-name="T3"> identity </text:span><text:span text:style-name="T10">=</text:span><text:span text:style-name="T3"> </text:span><text:span text:style-name="T10">0</text:span><text:span text:style-name="T3">;</text:span></text:p>
            <text:p text:style-name="P13">};</text:p>
            <text:p text:style-name="P20"><text:span text:style-name="T1">template</text:span><text:span text:style-name="T10">&lt;&gt;</text:span></text:p>
            <text:p text:style-name="P20"><text:span text:style-name="T1">struct</text:span><text:span text:style-name="T3"> PolicyTraits</text:span><text:span text:style-name="T10">&lt;</text:span><text:span text:style-name="T3">MultiplyPolicy</text:span><text:span text:style-name="T10">&lt;</text:span><text:span text:style-name="T5">int</text:span><text:span text:style-name="T10">&gt;</text:span><text:span text:style-name="T3"> </text:span><text:span text:style-name="T10">&gt;</text:span></text:p>
            <text:p text:style-name="P13">{</text:p>
            <text:p text:style-name="P20"><text:span text:style-name="T3"><text:s text:c="4"/></text:span><text:span text:style-name="T1">static</text:span><text:span text:style-name="T3"> </text:span><text:span text:style-name="T5">int</text:span><text:span text:style-name="T3"> </text:span><text:span text:style-name="T1">const</text:span><text:span text:style-name="T3"> identity </text:span><text:span text:style-name="T10">=</text:span><text:span text:style-name="T3"> </text:span><text:span text:style-name="T10">1</text:span><text:span text:style-name="T3">;</text:span></text:p>
            <text:p text:style-name="P13">};</text:p>
            <text:p text:style-name="P13"/>
            <text:p text:style-name="P20"><text:span text:style-name="T1">template</text:span><text:span text:style-name="T3"> </text:span><text:span text:style-name="T10">&lt;</text:span><text:span text:style-name="T1">template</text:span><text:span text:style-name="T10">&lt;</text:span><text:span text:style-name="T3">class</text:span><text:span text:style-name="T10">&gt;</text:span><text:span text:style-name="T3"> </text:span><text:span text:style-name="T1">class</text:span><text:span text:style-name="T3"> </text:span><text:span text:style-name="T8">Policy</text:span><text:span text:style-name="T3"> </text:span><text:span text:style-name="T10">=</text:span><text:span text:style-name="T3"> SumPolicy</text:span><text:span text:style-name="T10">&gt;</text:span></text:p>
            <text:p text:style-name="P20"><text:span text:style-name="T1">struct</text:span><text:span text:style-name="T3"> Accumulator {</text:span></text:p>
            <text:p text:style-name="P20"><text:span text:style-name="T3"><text:s text:c="4"/></text:span><text:span text:style-name="T1">template</text:span><text:span text:style-name="T10">&lt;</text:span><text:span text:style-name="T1">class</text:span><text:span text:style-name="T3"> </text:span><text:span text:style-name="T8">ForwardIteratorType</text:span><text:span text:style-name="T10">&gt;</text:span></text:p>
            <text:p text:style-name="P20"><text:span text:style-name="T3"><text:s text:c="4"/></text:span><text:span text:style-name="T1">static</text:span><text:span text:style-name="T3"> </text:span><text:span text:style-name="T1">typename</text:span><text:span text:style-name="T3"> std</text:span><text:span text:style-name="T10">::</text:span><text:span text:style-name="T3">iterator_traits</text:span><text:span text:style-name="T10">&lt;</text:span><text:span text:style-name="T3">ForwardIteratorType</text:span><text:span text:style-name="T10">&gt;::</text:span><text:span text:style-name="T3">value_type run(ForwardIteratorType cur, ForwardIteratorType end) {</text:span></text:p>
            <text:p text:style-name="P20"><text:span text:style-name="T3"><text:s text:c="8"/></text:span><text:span text:style-name="T1">auto</text:span><text:span text:style-name="T3"> acc </text:span><text:span text:style-name="T10">=</text:span><text:span text:style-name="T3"> PolicyTraits</text:span><text:span text:style-name="T10">&lt;</text:span><text:span text:style-name="T3">Policy</text:span><text:span text:style-name="T10">&lt;</text:span><text:span text:style-name="T1">typename</text:span><text:span text:style-name="T3"> std</text:span><text:span text:style-name="T10">::</text:span><text:span text:style-name="T3">iterator_traits</text:span><text:span text:style-name="T10">&lt;</text:span><text:span text:style-name="T3">ForwardIteratorType</text:span><text:span text:style-name="T10">&gt;::</text:span><text:span text:style-name="T3">value_type</text:span><text:span text:style-name="T10">&gt;&gt;::</text:span><text:span text:style-name="T3">identity;</text:span></text:p>
            <text:p text:style-name="P20"><text:span text:style-name="T3"><text:s text:c="8"/></text:span><text:span text:style-name="T13">// std::cout &lt;&lt; "acc = " &lt;&lt; acc &lt;&lt; std::endl;</text:span></text:p>
            <text:p text:style-name="P20"><text:span text:style-name="T3"><text:s text:c="8"/></text:span><text:span text:style-name="T1">while</text:span><text:span text:style-name="T3"> (cur </text:span><text:span text:style-name="T10">!=</text:span><text:span text:style-name="T3"> end){</text:span></text:p>
            <text:p text:style-name="P20"><text:soft-page-break/><text:span text:style-name="T3"><text:s text:c="12"/></text:span><text:span text:style-name="T13">// std::cout &lt;&lt; "cur = " &lt;&lt; *cur &lt;&lt; std::endl;</text:span></text:p>
            <text:p text:style-name="P20"><text:span text:style-name="T3"><text:s text:c="12"/>Policy</text:span><text:span text:style-name="T10">&lt;</text:span><text:span text:style-name="T1">typename</text:span><text:span text:style-name="T3"> std</text:span><text:span text:style-name="T10">::</text:span><text:span text:style-name="T3">iterator_traits</text:span><text:span text:style-name="T10">&lt;</text:span><text:span text:style-name="T3">ForwardIteratorType</text:span><text:span text:style-name="T10">&gt;::</text:span><text:span text:style-name="T3">value_type</text:span><text:span text:style-name="T10">&gt;::</text:span><text:span text:style-name="T3">accumulate(acc, </text:span><text:span text:style-name="T10">*</text:span><text:span text:style-name="T3">cur);</text:span></text:p>
            <text:p text:style-name="P20"><text:span text:style-name="T3"><text:s text:c="12"/>cur</text:span><text:span text:style-name="T10">++</text:span><text:span text:style-name="T3">;</text:span></text:p>
            <text:p text:style-name="P20"><text:span text:style-name="T3"><text:s text:c="12"/></text:span><text:span text:style-name="T13">// std::cout &lt;&lt; "acc = " &lt;&lt; acc &lt;&lt; std::endl;</text:span></text:p>
            <text:p text:style-name="P13"><text:s text:c="8"/>}</text:p>
            <text:p text:style-name="P20"><text:span text:style-name="T3"><text:s text:c="8"/></text:span><text:span text:style-name="T1">return</text:span><text:span text:style-name="T3"> acc;</text:span></text:p>
            <text:p text:style-name="P13"><text:s text:c="4"/>}</text:p>
            <text:p text:style-name="P13">};</text:p>
            <text:p text:style-name="P13"/>
            <text:p text:style-name="P20"><text:span text:style-name="T5">int</text:span><text:span text:style-name="T3"> </text:span><text:span text:style-name="T7">main</text:span><text:span text:style-name="T3">()</text:span></text:p>
            <text:p text:style-name="P13">{</text:p>
            <text:p text:style-name="P20"><text:span text:style-name="T3"><text:s text:c="4"/></text:span><text:span text:style-name="T1">const</text:span><text:span text:style-name="T3"> </text:span><text:span text:style-name="T5">int</text:span><text:span text:style-name="T3"> LENGTH(</text:span><text:span text:style-name="T10">6</text:span><text:span text:style-name="T3">);</text:span></text:p>
            <text:p text:style-name="P20"><text:span text:style-name="T3"><text:s text:c="4"/></text:span><text:span text:style-name="T5">int</text:span><text:span text:style-name="T3"> data[LENGTH] </text:span><text:span text:style-name="T10">=</text:span><text:span text:style-name="T3"> { </text:span><text:span text:style-name="T10">1</text:span><text:span text:style-name="T3">, </text:span><text:span text:style-name="T10">2</text:span><text:span text:style-name="T3">, </text:span><text:span text:style-name="T10">3</text:span><text:span text:style-name="T3">, </text:span><text:span text:style-name="T10">4</text:span><text:span text:style-name="T3">, </text:span><text:span text:style-name="T10">5</text:span><text:span text:style-name="T3">, </text:span><text:span text:style-name="T10">6</text:span><text:span text:style-name="T3"> };</text:span></text:p>
            <text:p text:style-name="P20"><text:span text:style-name="T3"><text:s text:c="4"/>std</text:span><text:span text:style-name="T10">::</text:span><text:span text:style-name="T3">vector</text:span><text:span text:style-name="T10">&lt;</text:span><text:span text:style-name="T5">int</text:span><text:span text:style-name="T10">&gt;</text:span><text:span text:style-name="T3"> vData(data, data </text:span><text:span text:style-name="T10">+</text:span><text:span text:style-name="T3"> LENGTH);</text:span></text:p>
            <text:p text:style-name="P20"><text:span text:style-name="T3"><text:s text:c="4"/>std</text:span><text:span text:style-name="T10">::</text:span><text:span text:style-name="T3">list</text:span><text:span text:style-name="T10">&lt;</text:span><text:span text:style-name="T5">int</text:span><text:span text:style-name="T10">&gt;</text:span><text:span text:style-name="T3"> lData(data, data </text:span><text:span text:style-name="T10">+</text:span><text:span text:style-name="T3"> LENGTH);</text:span></text:p>
            <text:p text:style-name="P20"><text:span text:style-name="T3"><text:s text:c="4"/>std</text:span><text:span text:style-name="T10">::</text:span><text:span text:style-name="T3">deque</text:span><text:span text:style-name="T10">&lt;</text:span><text:span text:style-name="T5">int</text:span><text:span text:style-name="T10">&gt;</text:span><text:span text:style-name="T3"> dData(data, data </text:span><text:span text:style-name="T10">+</text:span><text:span text:style-name="T3"> LENGTH);</text:span></text:p>
            <text:p text:style-name="P13"/>
            <text:p text:style-name="P20"><text:span text:style-name="T3"><text:s text:c="4"/></text:span><text:span text:style-name="T13">// https://stackoverflow.com/questions/15373823/template-default-arguments</text:span></text:p>
            <text:p text:style-name="P20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Array sum_acc: "</text:span><text:span text:style-name="T3"> </text:span><text:span text:style-name="T10">&lt;&lt;</text:span><text:span text:style-name="T3"> Accumulator</text:span><text:span text:style-name="T10">&lt;&gt;::</text:span><text:span text:style-name="T3">run(data, data </text:span><text:span text:style-name="T10">+</text:span><text:span text:style-name="T3"> LENGTH) </text:span><text:span text:style-name="T10">&lt;&lt;</text:span><text:span text:style-name="T3"> std</text:span><text:span text:style-name="T10">::</text:span><text:span text:style-name="T3">endl;</text:span></text:p>
            <text:p text:style-name="P20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Vector sum_acc: "</text:span><text:span text:style-name="T3"> </text:span><text:span text:style-name="T10">&lt;&lt;</text:span><text:span text:style-name="T3"> Accumulator</text:span><text:span text:style-name="T10">&lt;&gt;::</text:span><text:span text:style-name="T3">run(vData.begin(), vData.end()) </text:span><text:span text:style-name="T10">&lt;&lt;</text:span><text:span text:style-name="T3"> std</text:span><text:span text:style-name="T10">::</text:span><text:span text:style-name="T3">endl;</text:span></text:p>
            <text:p text:style-name="P20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List sum_acc: "</text:span><text:span text:style-name="T3"> </text:span><text:span text:style-name="T10">&lt;&lt;</text:span><text:span text:style-name="T3"> Accumulator</text:span><text:span text:style-name="T10">&lt;&gt;::</text:span><text:span text:style-name="T3">run(lData.begin(), lData.end()) </text:span><text:span text:style-name="T10">&lt;&lt;</text:span><text:span text:style-name="T3"> std</text:span><text:span text:style-name="T10">::</text:span><text:span text:style-name="T3">endl; <text:s/></text:span></text:p>
            <text:p text:style-name="P20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Deque sum_acc: "</text:span><text:span text:style-name="T3"> </text:span><text:span text:style-name="T10">&lt;&lt;</text:span><text:span text:style-name="T3"> Accumulator</text:span><text:span text:style-name="T10">&lt;&gt;::</text:span><text:span text:style-name="T3">run(dData.begin(), dData.end()) </text:span><text:span text:style-name="T10">&lt;&lt;</text:span><text:span text:style-name="T3"> std</text:span><text:span text:style-name="T10">::</text:span><text:span text:style-name="T3">endl;</text:span></text:p>
            <text:p text:style-name="P13"/>
            <text:p text:style-name="P20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Array mult_acc: "</text:span><text:span text:style-name="T3"> </text:span><text:span text:style-name="T10">&lt;&lt;</text:span><text:span text:style-name="T3"> Accumulator</text:span><text:span text:style-name="T10">&lt;</text:span><text:span text:style-name="T3">MultiplyPolicy</text:span><text:span text:style-name="T10">&gt;::</text:span><text:span text:style-name="T3">run(data, data </text:span><text:span text:style-name="T10">+</text:span><text:span text:style-name="T3"> LENGTH) </text:span><text:span text:style-name="T10">&lt;&lt;</text:span><text:span text:style-name="T3"> std</text:span><text:span text:style-name="T10">::</text:span><text:span text:style-name="T3">endl;</text:span></text:p>
            <text:p text:style-name="P20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Vector mult_acc: "</text:span><text:span text:style-name="T3"> </text:span><text:span text:style-name="T10">&lt;&lt;</text:span><text:span text:style-name="T3"> Accumulator</text:span><text:span text:style-name="T10">&lt;</text:span><text:span text:style-name="T3">MultiplyPolicy</text:span><text:span text:style-name="T10">&gt;::</text:span><text:span text:style-name="T3">run(vData.begin(), vData.end()) </text:span><text:span text:style-name="T10">&lt;&lt;</text:span><text:span text:style-name="T3"> std</text:span><text:span text:style-name="T10">::</text:span><text:span text:style-name="T3">endl;</text:span></text:p>
            <text:p text:style-name="P20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List mult_acc: "</text:span><text:span text:style-name="T3"> </text:span><text:span text:style-name="T10">&lt;&lt;</text:span><text:span text:style-name="T3"> Accumulator</text:span><text:span text:style-name="T10">&lt;</text:span><text:span text:style-name="T3">MultiplyPolicy</text:span><text:span text:style-name="T10">&gt;::</text:span><text:span text:style-name="T3">run(lData.begin(), lData.end()) </text:span><text:span text:style-name="T10">&lt;&lt;</text:span><text:span text:style-name="T3"> std</text:span><text:span text:style-name="T10">::</text:span><text:span text:style-name="T3">endl; <text:s/></text:span></text:p>
            <text:p text:style-name="P20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Deque mult_acc: "</text:span><text:span text:style-name="T3"> </text:span><text:span text:style-name="T10">&lt;&lt;</text:span><text:span text:style-name="T3"> Accumulator</text:span><text:span text:style-name="T10">&lt;</text:span><text:span text:style-name="T3">MultiplyPolicy</text:span><text:span text:style-name="T10">&gt;::</text:span><text:span text:style-name="T3">run(dData.begin(), dData.end()) </text:span><text:span text:style-name="T10">&lt;&lt;</text:span><text:span text:style-name="T3"> std</text:span><text:span text:style-name="T10">::</text:span><text:span text:style-name="T3">endl;</text:span></text:p>
            <text:p text:style-name="P13"/>
            <text:p text:style-name="P20"><text:span text:style-name="T3"><text:s text:c="4"/></text:span><text:span text:style-name="T1">return</text:span><text:span text:style-name="T3"> </text:span><text:span text:style-name="T10">0</text:span><text:span text:style-name="T3">;</text:span></text:p>
            <text:p text:style-name="P5">}</text:p>
          </table:table-cell>
        </table:table-row>
      </table:table>
      <text:h text:style-name="P73" text:outline-level="1"><text:bookmark-start text:name="__RefHeading___Toc3694_2418988284"/>Questão <text:span text:style-name="T20">4</text:span><text:bookmark-end text:name="__RefHeading___Toc3694_2418988284"/></text:h>
      <text:p text:style-name="Question">Pesquise na Internet, apenas para conhecimento, sobre o Curiously Recurring Template Pattern.</text:p>
      <text:p text:style-name="P33">O CRTP ocorre quando uma classe tem uma classe base que é uma especialização de template da própria classe filha.</text:p>
      <text:p text:style-name="P32">Fonte: <text:a xlink:type="simple" xlink:href="https://stackoverflow.com/questions/4173254/what-is-the-curiously-recurring-template-pattern-crtp" text:style-name="Internet_20_link" text:visited-style-name="Visited_20_Internet_20_Link"><text:span text:style-name="T23">https://stackoverflow.com/questions/4173254/what-is-the-curiously-recurring-template-pattern-crtp</text:span></text:a><text:span text:style-name="T23"> </text:span></text:p>
      <text:h text:style-name="P73" text:outline-level="1"><text:bookmark-start text:name="__RefHeading___Toc3696_2418988284"/>Questão <text:span text:style-name="T20">6</text:span><text:bookmark-end text:name="__RefHeading___Toc3696_2418988284"/></text:h>
      <text:p text:style-name="Question">Termine a implementação de PoolAlloc de maneira que a instanciação de std::vector&lt;int, PoolAlloc&lt;int&gt;&gt; compile sem erros. Não é permitido herdá-lo de std: :allocator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8">main.<text:span text:style-name="T16">cpp</text:span></text:p>
          </table:table-cell>
        </table:table-row>
        <table:table-row>
          <table:table-cell table:style-name="Table4.A2" office:value-type="string">
            <text:p text:style-name="P44">#include &lt;memory&gt;</text:p>
            <text:p text:style-name="P50">#include &lt;vector&gt;</text:p>
            <text:p text:style-name="P14"/>
            <text:p text:style-name="P21"><text:span text:style-name="T1">template</text:span><text:span text:style-name="T3"> </text:span><text:span text:style-name="T10">&lt;</text:span><text:span text:style-name="T1">class</text:span><text:span text:style-name="T3"> </text:span><text:span text:style-name="T8">T</text:span><text:span text:style-name="T10">&gt;</text:span></text:p>
            <text:p text:style-name="P21"><text:span text:style-name="T1">struct</text:span><text:span text:style-name="T3"> PoolAlloc</text:span></text:p>
            <text:p text:style-name="P14">{</text:p>
            <text:p text:style-name="P21"><text:span text:style-name="T3"><text:s text:c="4"/></text:span><text:span text:style-name="T1">typedef</text:span><text:span text:style-name="T3"> T value_type;</text:span></text:p>
            <text:p text:style-name="P14"/>
            <text:p text:style-name="P21"><text:span text:style-name="T3"><text:s text:c="4"/>T</text:span><text:span text:style-name="T10">*</text:span><text:span text:style-name="T3"> </text:span><text:span text:style-name="T7">allocate</text:span><text:span text:style-name="T3">(</text:span><text:span text:style-name="T5">size_t</text:span><text:span text:style-name="T3"> n){</text:span></text:p>
            <text:p text:style-name="P21"><text:span text:style-name="T3"><text:s text:c="8"/></text:span><text:span text:style-name="T5">void</text:span><text:span text:style-name="T10">*</text:span><text:span text:style-name="T3"> p </text:span><text:span text:style-name="T10">=</text:span><text:span text:style-name="T3"> malloc(n);</text:span></text:p>
            <text:p text:style-name="P21"><text:span text:style-name="T3"><text:s text:c="8"/></text:span><text:span text:style-name="T1">return</text:span><text:span text:style-name="T3"> </text:span><text:span text:style-name="T1">static_cast</text:span><text:span text:style-name="T10">&lt;</text:span><text:span text:style-name="T3">T</text:span><text:span text:style-name="T10">*&gt;</text:span><text:span text:style-name="T3">(p);</text:span></text:p>
            <text:p text:style-name="P14"><text:s text:c="4"/>}</text:p>
            <text:p text:style-name="P14"/>
            <text:p text:style-name="P21"><text:span text:style-name="T3"><text:s text:c="4"/></text:span><text:span text:style-name="T5">void</text:span><text:span text:style-name="T3"> </text:span><text:span text:style-name="T7">deallocate</text:span><text:span text:style-name="T3">(T</text:span><text:span text:style-name="T10">*</text:span><text:span text:style-name="T3"> p, </text:span><text:span text:style-name="T5">size_t</text:span><text:span text:style-name="T3">){</text:span></text:p>
            <text:p text:style-name="P14"><text:s text:c="8"/>free(p);</text:p>
            <text:p text:style-name="P14"><text:s text:c="4"/>}</text:p>
            <text:p text:style-name="P14"/>
            <text:p text:style-name="P14"><text:soft-page-break/>};</text:p>
            <text:p text:style-name="P14"/>
            <text:p text:style-name="P21"><text:span text:style-name="T5">int</text:span><text:span text:style-name="T3"> </text:span><text:span text:style-name="T7">main</text:span><text:span text:style-name="T3">()</text:span></text:p>
            <text:p text:style-name="P14">{</text:p>
            <text:p text:style-name="P21"><text:span text:style-name="T3"><text:s text:c="4"/>std</text:span><text:span text:style-name="T10">::</text:span><text:span text:style-name="T3">vector</text:span><text:span text:style-name="T10">&lt;</text:span><text:span text:style-name="T5">int</text:span><text:span text:style-name="T3">, PoolAlloc</text:span><text:span text:style-name="T10">&lt;</text:span><text:span text:style-name="T5">int</text:span><text:span text:style-name="T10">&gt;&gt;</text:span><text:span text:style-name="T3"> v;</text:span></text:p>
            <text:p text:style-name="P14"/>
            <text:p text:style-name="P21"><text:span text:style-name="T3"><text:s text:c="4"/></text:span><text:span text:style-name="T1">return</text:span><text:span text:style-name="T3"> </text:span><text:span text:style-name="T10">0</text:span><text:span text:style-name="T3">;</text:span></text:p>
            <text:p text:style-name="P6">}</text:p>
          </table:table-cell>
        </table:table-row>
      </table:table>
      <text:h text:style-name="P73" text:outline-level="1"><text:bookmark-start text:name="__RefHeading___Toc3698_2418988284"/>Questão <text:span text:style-name="T20">7</text:span><text:bookmark-end text:name="__RefHeading___Toc3698_2418988284"/></text:h>
      <text:p text:style-name="P36">Veriﬁque se o template IsClassType funciona conforme você espera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9">main.<text:span text:style-name="T16">cpp</text:span></text:p>
          </table:table-cell>
        </table:table-row>
        <table:table-row>
          <table:table-cell table:style-name="Table2.A2" office:value-type="string">
            <text:p text:style-name="P45">#include &lt;iostream&gt;</text:p>
            <text:p text:style-name="P51">#include &lt;string&gt;</text:p>
            <text:p text:style-name="P51">#include &lt;memory&gt;</text:p>
            <text:p text:style-name="P51">#include &lt;vector&gt;</text:p>
            <text:p text:style-name="P15"/>
            <text:p text:style-name="P22"><text:span text:style-name="T1">template</text:span><text:span text:style-name="T3"> </text:span><text:span text:style-name="T10">&lt;</text:span><text:span text:style-name="T1">class</text:span><text:span text:style-name="T3"> </text:span><text:span text:style-name="T8">T</text:span><text:span text:style-name="T10">&gt;</text:span></text:p>
            <text:p text:style-name="P22"><text:span text:style-name="T1">struct</text:span><text:span text:style-name="T3"> IsClassType</text:span></text:p>
            <text:p text:style-name="P15">{</text:p>
            <text:p text:style-name="P22"><text:span text:style-name="T3"><text:s text:c="4"/></text:span><text:span text:style-name="T1">template</text:span><text:span text:style-name="T3"> </text:span><text:span text:style-name="T10">&lt;</text:span><text:span text:style-name="T1">class</text:span><text:span text:style-name="T3"> </text:span><text:span text:style-name="T8">C</text:span><text:span text:style-name="T10">&gt;</text:span><text:span text:style-name="T3"> </text:span><text:span text:style-name="T1">static</text:span><text:span text:style-name="T3"> </text:span><text:span text:style-name="T5">char</text:span><text:span text:style-name="T3"> size(</text:span><text:span text:style-name="T5">int</text:span><text:span text:style-name="T3"> C</text:span><text:span text:style-name="T10">::*</text:span><text:span text:style-name="T3">);</text:span></text:p>
            <text:p text:style-name="P22"><text:span text:style-name="T3"><text:s text:c="4"/></text:span><text:span text:style-name="T1">template</text:span><text:span text:style-name="T3"> </text:span><text:span text:style-name="T10">&lt;</text:span><text:span text:style-name="T1">class</text:span><text:span text:style-name="T3"> </text:span><text:span text:style-name="T8">C</text:span><text:span text:style-name="T10">&gt;</text:span><text:span text:style-name="T3"> </text:span><text:span text:style-name="T1">static</text:span><text:span text:style-name="T3"> std</text:span><text:span text:style-name="T10">::</text:span><text:span text:style-name="T5">int16_t</text:span><text:span text:style-name="T3"> size(...);</text:span></text:p>
            <text:p text:style-name="P22"><text:span text:style-name="T3"><text:s text:c="4"/></text:span><text:span text:style-name="T1">enum</text:span><text:span text:style-name="T3"> { Yes </text:span><text:span text:style-name="T10">=</text:span><text:span text:style-name="T3"> </text:span><text:span text:style-name="T1">sizeof</text:span><text:span text:style-name="T3">(IsClassType</text:span><text:span text:style-name="T10">&lt;</text:span><text:span text:style-name="T3">T</text:span><text:span text:style-name="T10">&gt;::</text:span><text:span text:style-name="T3">size</text:span><text:span text:style-name="T10">&lt;</text:span><text:span text:style-name="T3">T</text:span><text:span text:style-name="T10">&gt;</text:span><text:span text:style-name="T3">(nullptr)) </text:span><text:span text:style-name="T10">==</text:span><text:span text:style-name="T3"> </text:span><text:span text:style-name="T10">1</text:span><text:span text:style-name="T3"> };</text:span></text:p>
            <text:p text:style-name="P22"><text:span text:style-name="T3"><text:s text:c="4"/></text:span><text:span text:style-name="T1">enum</text:span><text:span text:style-name="T3"> { No </text:span><text:span text:style-name="T10">=</text:span><text:span text:style-name="T3"> </text:span><text:span text:style-name="T10">!</text:span><text:span text:style-name="T3">Yes };</text:span></text:p>
            <text:p text:style-name="P15">};</text:p>
            <text:p text:style-name="P15"/>
            <text:p text:style-name="P22"><text:span text:style-name="T1">template</text:span><text:span text:style-name="T3"> </text:span><text:span text:style-name="T10">&lt;</text:span><text:span text:style-name="T1">class</text:span><text:span text:style-name="T3"> </text:span><text:span text:style-name="T8">T</text:span><text:span text:style-name="T10">&gt;</text:span></text:p>
            <text:p text:style-name="P22"><text:span text:style-name="T5">void</text:span><text:span text:style-name="T3"> f() {</text:span></text:p>
            <text:p text:style-name="P22"><text:span text:style-name="T3"><text:s text:c="4"/></text:span><text:span text:style-name="T1">if</text:span><text:span text:style-name="T3"> (IsClassType</text:span><text:span text:style-name="T10">&lt;</text:span><text:span text:style-name="T3">T</text:span><text:span text:style-name="T10">&gt;::</text:span><text:span text:style-name="T3">Yes)</text:span></text:p>
            <text:p text:style-name="P22"><text:span text:style-name="T3"><text:s text:c="8"/>std</text:span><text:span text:style-name="T10">::</text:span><text:span text:style-name="T3">cout </text:span><text:span text:style-name="T10">&lt;&lt;</text:span><text:span text:style-name="T3"> </text:span><text:span text:style-name="T14">"yes"</text:span><text:span text:style-name="T3"> </text:span><text:span text:style-name="T10">&lt;&lt;</text:span><text:span text:style-name="T3"> std</text:span><text:span text:style-name="T10">::</text:span><text:span text:style-name="T3">endl;</text:span></text:p>
            <text:p text:style-name="P22"><text:span text:style-name="T3"><text:s text:c="4"/></text:span><text:span text:style-name="T1">else</text:span></text:p>
            <text:p text:style-name="P22"><text:span text:style-name="T3"><text:s text:c="8"/>std</text:span><text:span text:style-name="T10">::</text:span><text:span text:style-name="T3">cout </text:span><text:span text:style-name="T10">&lt;&lt;</text:span><text:span text:style-name="T3"> </text:span><text:span text:style-name="T14">"no"</text:span><text:span text:style-name="T3"> </text:span><text:span text:style-name="T10">&lt;&lt;</text:span><text:span text:style-name="T3"> std</text:span><text:span text:style-name="T10">::</text:span><text:span text:style-name="T3">endl;</text:span></text:p>
            <text:p text:style-name="P15">}</text:p>
            <text:p text:style-name="P15"/>
            <text:p text:style-name="P22"><text:span text:style-name="T1">struct</text:span><text:span text:style-name="T3"> MyStruct{};</text:span></text:p>
            <text:p text:style-name="P15"/>
            <text:p text:style-name="P22"><text:span text:style-name="T5">int</text:span><text:span text:style-name="T3"> </text:span><text:span text:style-name="T7">main</text:span><text:span text:style-name="T3">()</text:span></text:p>
            <text:p text:style-name="P15">{</text:p>
            <text:p text:style-name="P22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IsClassType&lt;int&gt; = "</text:span><text:span text:style-name="T3">; f</text:span><text:span text:style-name="T10">&lt;</text:span><text:span text:style-name="T5">int</text:span><text:span text:style-name="T10">&gt;</text:span><text:span text:style-name="T3">();</text:span></text:p>
            <text:p text:style-name="P22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IsClassType&lt;MyStruct&gt; = "</text:span><text:span text:style-name="T3">; f</text:span><text:span text:style-name="T10">&lt;</text:span><text:span text:style-name="T3">MyStruct</text:span><text:span text:style-name="T10">&gt;</text:span><text:span text:style-name="T3">();</text:span></text:p>
            <text:p text:style-name="P15"/>
            <text:p text:style-name="P22"><text:span text:style-name="T3"><text:s text:c="4"/></text:span><text:span text:style-name="T1">return</text:span><text:span text:style-name="T3"> </text:span><text:span text:style-name="T10">0</text:span><text:span text:style-name="T3">;</text:span></text:p>
            <text:p text:style-name="P7">}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41">Result</text:p>
          </table:table-cell>
        </table:table-row>
        <table:table-row>
          <table:table-cell table:style-name="Table9.A2" office:value-type="string">
            <text:p text:style-name="P76">IsClassType&lt;int&gt; = no</text:p>
            <text:p text:style-name="Addressee">IsClassType&lt;MyStruct&gt; = yes</text:p>
          </table:table-cell>
        </table:table-row>
      </table:table>
      <text:p text:style-name="P34">Sim, funciona como esperado.</text:p>
      <text:h text:style-name="P74" text:outline-level="1"><text:bookmark-start text:name="__RefHeading___Toc3700_2418988284"/>Questão <text:span text:style-name="T20">8</text:span><text:bookmark-end text:name="__RefHeading___Toc3700_2418988284"/></text:h>
      <text:p text:style-name="P37">Como você invocaria a função n_sum?</text:p>
      <table:table table:name="Table10" table:style-name="Table10">
        <table:table-column table:style-name="Table10.A"/>
        <text:soft-page-break/>
        <table:table-row>
          <table:table-cell table:style-name="Table10.A1" office:value-type="string">
            <text:p text:style-name="P40">main.<text:span text:style-name="T16">cpp</text:span></text:p>
          </table:table-cell>
        </table:table-row>
        <table:table-row>
          <table:table-cell table:style-name="Table10.A2" office:value-type="string">
            <text:p text:style-name="P46">#include &lt;iostream&gt;</text:p>
            <text:p text:style-name="P16"/>
            <text:p text:style-name="P23"><text:span text:style-name="T1">template</text:span><text:span text:style-name="T3"> </text:span><text:span text:style-name="T10">&lt;</text:span><text:span text:style-name="T1">class</text:span><text:span text:style-name="T3"> </text:span><text:span text:style-name="T8">T</text:span><text:span text:style-name="T10">&gt;</text:span></text:p>
            <text:p text:style-name="P16">T n_sum(T base) {</text:p>
            <text:p text:style-name="P23"><text:span text:style-name="T3"><text:s text:c="4"/></text:span><text:span text:style-name="T1">return</text:span><text:span text:style-name="T3"> base;</text:span></text:p>
            <text:p text:style-name="P16">}</text:p>
            <text:p text:style-name="P16"/>
            <text:p text:style-name="P23"><text:span text:style-name="T1">template</text:span><text:span text:style-name="T3"> </text:span><text:span text:style-name="T10">&lt;</text:span><text:span text:style-name="T1">class</text:span><text:span text:style-name="T3"> </text:span><text:span text:style-name="T8">T</text:span><text:span text:style-name="T3">, </text:span><text:span text:style-name="T1">class</text:span><text:span text:style-name="T3"> </text:span><text:span text:style-name="T4">... </text:span><text:span text:style-name="T8">Ts</text:span><text:span text:style-name="T10">&gt;</text:span></text:p>
            <text:p text:style-name="P16">T n_sum(T first, Ts... rest) {</text:p>
            <text:p text:style-name="P23"><text:span text:style-name="T3"><text:s text:c="4"/></text:span><text:span text:style-name="T1">return</text:span><text:span text:style-name="T3"> first </text:span><text:span text:style-name="T10">+</text:span><text:span text:style-name="T3"> n_sum(rest...);</text:span></text:p>
            <text:p text:style-name="P16">}</text:p>
            <text:p text:style-name="P16"/>
            <text:p text:style-name="P23"><text:span text:style-name="T5">int</text:span><text:span text:style-name="T3"> main()</text:span></text:p>
            <text:p text:style-name="P16">{</text:p>
            <text:p text:style-name="P23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n_sum(1,2.0,3L,4.0f,5) = "</text:span><text:span text:style-name="T3"> </text:span><text:span text:style-name="T10">&lt;&lt;</text:span><text:span text:style-name="T3"> n_sum(</text:span><text:span text:style-name="T10">1</text:span><text:span text:style-name="T3">,</text:span><text:span text:style-name="T10">2.0</text:span><text:span text:style-name="T3">,</text:span><text:span text:style-name="T10">3L</text:span><text:span text:style-name="T3">,</text:span><text:span text:style-name="T10">4.0f</text:span><text:span text:style-name="T3">,</text:span><text:span text:style-name="T10">5</text:span><text:span text:style-name="T3">) </text:span><text:span text:style-name="T10">&lt;&lt;</text:span><text:span text:style-name="T3"> std</text:span><text:span text:style-name="T10">::</text:span><text:span text:style-name="T3">endl;</text:span></text:p>
            <text:p text:style-name="P16"/>
            <text:p text:style-name="P23"><text:span text:style-name="T3"><text:s text:c="4"/></text:span><text:span text:style-name="T1">return</text:span><text:span text:style-name="T3"> </text:span><text:span text:style-name="T10">0</text:span><text:span text:style-name="T3">;</text:span></text:p>
            <text:p text:style-name="P8">}</text:p>
          </table:table-cell>
        </table:table-row>
      </table:table>
      <text:h text:style-name="P73" text:outline-level="1"><text:bookmark-start text:name="__RefHeading___Toc3702_2418988284"/>Questão <text:span text:style-name="T20">9</text:span><text:bookmark-end text:name="__RefHeading___Toc3702_2418988284"/></text:h>
      <text:p text:style-name="Question">Instancie, com o tipo Person, os conteiners std::map e std::unordered_map e veja quais operadores precisa em cada caso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8">main.<text:span text:style-name="T16">cpp</text:span></text:p>
          </table:table-cell>
        </table:table-row>
        <table:table-row>
          <table:table-cell table:style-name="Table5.A2" office:value-type="string">
            <text:p text:style-name="P47">#include &lt;iostream&gt;</text:p>
            <text:p text:style-name="P52">#include &lt;string&gt;</text:p>
            <text:p text:style-name="P52">#include &lt;map&gt;</text:p>
            <text:p text:style-name="P52">#include &lt;unordered_map&gt;</text:p>
            <text:p text:style-name="P17"/>
            <text:p text:style-name="P24"><text:span text:style-name="T1">struct</text:span><text:span text:style-name="T3"> Person{</text:span></text:p>
            <text:p text:style-name="P24"><text:span text:style-name="T3"><text:tab/>std</text:span><text:span text:style-name="T10">::</text:span><text:span text:style-name="T3">string name_;</text:span></text:p>
            <text:p text:style-name="P24"><text:span text:style-name="T3"><text:tab/></text:span><text:span text:style-name="T5">int</text:span><text:span text:style-name="T3"> age_;</text:span></text:p>
            <text:p text:style-name="P17"/>
            <text:p text:style-name="P24"><text:span text:style-name="T3"><text:tab/>Person(std</text:span><text:span text:style-name="T10">::</text:span><text:span text:style-name="T3">string name, </text:span><text:span text:style-name="T5">int</text:span><text:span text:style-name="T3"> age)</text:span></text:p>
            <text:p text:style-name="P24"><text:span text:style-name="T3"><text:tab/></text:span><text:span text:style-name="T10">:</text:span><text:span text:style-name="T3"> name_(name), age_(age)</text:span></text:p>
            <text:p text:style-name="P17"><text:tab/>{}</text:p>
            <text:p text:style-name="P17">};</text:p>
            <text:p text:style-name="P17"/>
            <text:p text:style-name="P24"><text:span text:style-name="T1">struct</text:span><text:span text:style-name="T3"> ComparePerson {</text:span></text:p>
            <text:p text:style-name="P24"><text:span text:style-name="T3"><text:tab/></text:span><text:span text:style-name="T5">bool</text:span><text:span text:style-name="T3"> </text:span><text:span text:style-name="T1">operator</text:span><text:span text:style-name="T3">() (</text:span><text:span text:style-name="T1">const</text:span><text:span text:style-name="T3"> std</text:span><text:span text:style-name="T10">::</text:span><text:span text:style-name="T3">string</text:span><text:span text:style-name="T10">&amp;</text:span><text:span text:style-name="T3"> a, </text:span><text:span text:style-name="T1">const</text:span><text:span text:style-name="T3"> std</text:span><text:span text:style-name="T10">::</text:span><text:span text:style-name="T3">string</text:span><text:span text:style-name="T10">&amp;</text:span><text:span text:style-name="T3"> b) </text:span><text:span text:style-name="T1">const</text:span><text:span text:style-name="T3"> {</text:span></text:p>
            <text:p text:style-name="P24"><text:span text:style-name="T3"><text:tab/><text:tab/></text:span><text:span text:style-name="T1">return</text:span><text:span text:style-name="T3"> a.length() </text:span><text:span text:style-name="T10">&lt;</text:span><text:span text:style-name="T3"> b.length();</text:span></text:p>
            <text:p text:style-name="P17"><text:tab/>}</text:p>
            <text:p text:style-name="P17">};</text:p>
            <text:p text:style-name="P17"/>
            <text:p text:style-name="P24"><text:span text:style-name="T5">int</text:span><text:span text:style-name="T3"> </text:span><text:span text:style-name="T7">main</text:span><text:span text:style-name="T3">()</text:span></text:p>
            <text:p text:style-name="P17">{</text:p>
            <text:p text:style-name="P24"><text:span text:style-name="T3"><text:tab/>std</text:span><text:span text:style-name="T10">::</text:span><text:span text:style-name="T3">map</text:span><text:span text:style-name="T10">&lt;</text:span><text:span text:style-name="T3">std</text:span><text:span text:style-name="T10">::</text:span><text:span text:style-name="T3">string, Person, ComparePerson</text:span><text:span text:style-name="T10">&gt;</text:span><text:span text:style-name="T3"> map;</text:span></text:p>
            <text:p text:style-name="P24"><text:span text:style-name="T3"><text:tab/>map.emplace(</text:span><text:span text:style-name="T14">"Arthur"</text:span><text:span text:style-name="T3">, Person(</text:span><text:span text:style-name="T14">"Arthur"</text:span><text:span text:style-name="T3">, </text:span><text:span text:style-name="T10">26</text:span><text:span text:style-name="T3">));</text:span></text:p>
            <text:p text:style-name="P17"/>
            <text:p text:style-name="P24"><text:span text:style-name="T3"><text:tab/>std</text:span><text:span text:style-name="T10">::</text:span><text:span text:style-name="T3">unordered_map</text:span><text:span text:style-name="T10">&lt;</text:span><text:span text:style-name="T3">std</text:span><text:span text:style-name="T10">::</text:span><text:span text:style-name="T3">string, Person</text:span><text:span text:style-name="T10">&gt;</text:span><text:span text:style-name="T3"> umap;</text:span></text:p>
            <text:p text:style-name="P24"><text:span text:style-name="T3"><text:tab/>umap.emplace(</text:span><text:span text:style-name="T14">"Arthur"</text:span><text:span text:style-name="T3">, Person(</text:span><text:span text:style-name="T14">"Arthur"</text:span><text:span text:style-name="T3">, </text:span><text:span text:style-name="T10">26</text:span><text:span text:style-name="T3">));</text:span></text:p>
            <text:p text:style-name="P17"/>
            <text:p text:style-name="P24"><text:span text:style-name="T3"><text:s text:c="4"/></text:span><text:span text:style-name="T1">return</text:span><text:span text:style-name="T3"> </text:span><text:span text:style-name="T10">0</text:span><text:span text:style-name="T3">;</text:span></text:p>
            <text:p text:style-name="P9">}</text:p>
          </table:table-cell>
        </table:table-row>
      </table:table>
      <text:h text:style-name="P73" text:outline-level="1"><text:bookmark-start text:name="__RefHeading___Toc3704_2418988284"/>Questão 1<text:span text:style-name="T20">0</text:span><text:bookmark-end text:name="__RefHeading___Toc3704_2418988284"/></text:h>
      <text:p text:style-name="Question">Experimente a interface de std::unordered_map, adicionando valores com insert, procurando-os com find e removendo-os com erase. Faça também alterações no loading factor da tabela de hash.</text:p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38">main.<text:span text:style-name="T16">cpp</text:span></text:p>
          </table:table-cell>
        </table:table-row>
        <table:table-row>
          <table:table-cell table:style-name="Table6.A2" office:value-type="string">
            <text:p text:style-name="P48">#include &lt;iostream&gt;</text:p>
            <text:p text:style-name="P53">#include &lt;string&gt;</text:p>
            <text:p text:style-name="P53">#include &lt;vector&gt;</text:p>
            <text:p text:style-name="P53">#include &lt;unordered_map&gt;</text:p>
            <text:p text:style-name="P18"/>
            <text:p text:style-name="P25"><text:span text:style-name="T5">void</text:span><text:span text:style-name="T3"> </text:span><text:span text:style-name="T7">show</text:span><text:span text:style-name="T3">(</text:span><text:span text:style-name="T1">const</text:span><text:span text:style-name="T3"> std</text:span><text:span text:style-name="T10">::</text:span><text:span text:style-name="T3">unordered_map</text:span><text:span text:style-name="T10">&lt;</text:span><text:span text:style-name="T3">std</text:span><text:span text:style-name="T10">::</text:span><text:span text:style-name="T3">string,std</text:span><text:span text:style-name="T10">::</text:span><text:span text:style-name="T3">string</text:span><text:span text:style-name="T10">&gt;&amp;</text:span><text:span text:style-name="T3"> mymap){</text:span></text:p>
            <text:p text:style-name="P25"><text:span text:style-name="T3"><text:tab/></text:span><text:span text:style-name="T5">unsigned</text:span><text:span text:style-name="T3"> load_factor </text:span><text:span text:style-name="T10">=</text:span><text:span text:style-name="T3"> mymap.load_factor();</text:span></text:p>
            <text:p text:style-name="P25"><text:span text:style-name="T3"><text:tab/>std</text:span><text:span text:style-name="T10">::</text:span><text:span text:style-name="T3">cout </text:span><text:span text:style-name="T10">&lt;&lt;</text:span><text:span text:style-name="T3"> </text:span><text:span text:style-name="T14">"mymap load_factor is "</text:span><text:span text:style-name="T3"> </text:span><text:span text:style-name="T10">&lt;&lt;</text:span><text:span text:style-name="T3"> load_factor </text:span><text:span text:style-name="T10">&lt;&lt;</text:span><text:span text:style-name="T3"> </text:span><text:span text:style-name="T14">".</text:span><text:span text:style-name="T24">\n</text:span><text:span text:style-name="T14">"</text:span><text:span text:style-name="T3">;</text:span></text:p>
            <text:p text:style-name="P18"/>
            <text:p text:style-name="P25"><text:span text:style-name="T3"><text:tab/></text:span><text:span text:style-name="T5">unsigned</text:span><text:span text:style-name="T3"> bucket_count </text:span><text:span text:style-name="T10">=</text:span><text:span text:style-name="T3"> mymap.bucket_count();</text:span></text:p>
            <text:p text:style-name="P25"><text:span text:style-name="T3"><text:tab/>std</text:span><text:span text:style-name="T10">::</text:span><text:span text:style-name="T3">cout </text:span><text:span text:style-name="T10">&lt;&lt;</text:span><text:span text:style-name="T3"> </text:span><text:span text:style-name="T14">"mymap has "</text:span><text:span text:style-name="T3"> </text:span><text:span text:style-name="T10">&lt;&lt;</text:span><text:span text:style-name="T3"> bucket_count </text:span><text:span text:style-name="T10">&lt;&lt;</text:span><text:span text:style-name="T3"> </text:span><text:span text:style-name="T14">" buckets.</text:span><text:span text:style-name="T24">\n</text:span><text:span text:style-name="T14">"</text:span><text:span text:style-name="T3">;</text:span></text:p>
            <text:p text:style-name="P18"/>
            <text:p text:style-name="P25"><text:span text:style-name="T3"><text:tab/></text:span><text:span text:style-name="T1">for</text:span><text:span text:style-name="T3"> (</text:span><text:span text:style-name="T5">unsigned</text:span><text:span text:style-name="T3"> i</text:span><text:span text:style-name="T10">=0</text:span><text:span text:style-name="T3">; i</text:span><text:span text:style-name="T10">&lt;</text:span><text:span text:style-name="T3">bucket_count; </text:span><text:span text:style-name="T10">++</text:span><text:span text:style-name="T3">i) {</text:span></text:p>
            <text:p text:style-name="P25"><text:span text:style-name="T3"><text:tab/><text:tab/>std</text:span><text:span text:style-name="T10">::</text:span><text:span text:style-name="T3">cout </text:span><text:span text:style-name="T10">&lt;&lt;</text:span><text:span text:style-name="T3"> </text:span><text:span text:style-name="T14">"bucket #"</text:span><text:span text:style-name="T3"> </text:span><text:span text:style-name="T10">&lt;&lt;</text:span><text:span text:style-name="T3"> i </text:span><text:span text:style-name="T10">&lt;&lt;</text:span><text:span text:style-name="T3"> </text:span><text:span text:style-name="T14">" contains: "</text:span><text:span text:style-name="T3">;</text:span></text:p>
            <text:p text:style-name="P25"><text:span text:style-name="T3"><text:tab/><text:tab/></text:span><text:span text:style-name="T1">for</text:span><text:span text:style-name="T3"> (</text:span><text:span text:style-name="T1">auto</text:span><text:span text:style-name="T3"> it </text:span><text:span text:style-name="T10">=</text:span><text:span text:style-name="T3"> mymap.begin(i); it</text:span><text:span text:style-name="T10">!=</text:span><text:span text:style-name="T3">mymap.end(i); </text:span><text:span text:style-name="T10">++</text:span><text:span text:style-name="T3">it)</text:span></text:p>
            <text:p text:style-name="P25"><text:span text:style-name="T3"><text:tab/><text:tab/><text:tab/>std</text:span><text:span text:style-name="T10">::</text:span><text:span text:style-name="T3">cout </text:span><text:span text:style-name="T10">&lt;&lt;</text:span><text:span text:style-name="T3"> </text:span><text:span text:style-name="T14">"["</text:span><text:span text:style-name="T3"> </text:span><text:span text:style-name="T10">&lt;&lt;</text:span><text:span text:style-name="T3"> it</text:span><text:span text:style-name="T10">-&gt;</text:span><text:span text:style-name="T3">first </text:span><text:span text:style-name="T10">&lt;&lt;</text:span><text:span text:style-name="T3"> </text:span><text:span text:style-name="T14">":"</text:span><text:span text:style-name="T3"> </text:span><text:span text:style-name="T10">&lt;&lt;</text:span><text:span text:style-name="T3"> it</text:span><text:span text:style-name="T10">-&gt;</text:span><text:span text:style-name="T3">second </text:span><text:span text:style-name="T10">&lt;&lt;</text:span><text:span text:style-name="T3"> </text:span><text:span text:style-name="T14">"] "</text:span><text:span text:style-name="T3">;</text:span></text:p>
            <text:p text:style-name="P25"><text:span text:style-name="T3"><text:tab/><text:tab/><text:tab/>std</text:span><text:span text:style-name="T10">::</text:span><text:span text:style-name="T3">cout </text:span><text:span text:style-name="T10">&lt;&lt;</text:span><text:span text:style-name="T3"> </text:span><text:span text:style-name="T14">"</text:span><text:span text:style-name="T24">\n</text:span><text:span text:style-name="T14">"</text:span><text:span text:style-name="T3">;</text:span></text:p>
            <text:p text:style-name="P18"><text:tab/>}</text:p>
            <text:p text:style-name="P18"/>
            <text:p text:style-name="P18">}</text:p>
            <text:p text:style-name="P18"/>
            <text:p text:style-name="P65">// http://www.cplusplus.com/reference/unordered_map/unordered_map/bucket_count/</text:p>
            <text:p text:style-name="P65">// http://www.cplusplus.com/reference/unordered_map/unordered_map/find/</text:p>
            <text:p text:style-name="P65">// http://www.cplusplus.com/reference/unordered_map/unordered_map/erase/</text:p>
            <text:p text:style-name="P25"><text:span text:style-name="T5">int</text:span><text:span text:style-name="T3"> </text:span><text:span text:style-name="T7">main</text:span><text:span text:style-name="T3"> ()</text:span></text:p>
            <text:p text:style-name="P18">{</text:p>
            <text:p text:style-name="P25"><text:span text:style-name="T3"><text:tab/>std</text:span><text:span text:style-name="T10">::</text:span><text:span text:style-name="T3">unordered_map</text:span><text:span text:style-name="T10">&lt;</text:span><text:span text:style-name="T3">std</text:span><text:span text:style-name="T10">::</text:span><text:span text:style-name="T3">string,std</text:span><text:span text:style-name="T10">::</text:span><text:span text:style-name="T3">string</text:span><text:span text:style-name="T10">&gt;</text:span><text:span text:style-name="T3"> mymap </text:span><text:span text:style-name="T10">=</text:span><text:span text:style-name="T3"> {</text:span></text:p>
            <text:p text:style-name="P25"><text:span text:style-name="T3"><text:tab/><text:tab/>{</text:span><text:span text:style-name="T14">"house"</text:span><text:span text:style-name="T3">,</text:span><text:span text:style-name="T14">"maison"</text:span><text:span text:style-name="T3">},</text:span></text:p>
            <text:p text:style-name="P25"><text:span text:style-name="T3"><text:tab/><text:tab/>{</text:span><text:span text:style-name="T14">"apple"</text:span><text:span text:style-name="T3">,</text:span><text:span text:style-name="T14">"pomme"</text:span><text:span text:style-name="T3">},</text:span></text:p>
            <text:p text:style-name="P25"><text:span text:style-name="T3"><text:tab/><text:tab/>{</text:span><text:span text:style-name="T14">"tree"</text:span><text:span text:style-name="T3">,</text:span><text:span text:style-name="T14">"arbre"</text:span><text:span text:style-name="T3">},</text:span></text:p>
            <text:p text:style-name="P25"><text:span text:style-name="T3"><text:tab/><text:tab/>{</text:span><text:span text:style-name="T14">"book"</text:span><text:span text:style-name="T3">,</text:span><text:span text:style-name="T14">"livre"</text:span><text:span text:style-name="T3">},</text:span></text:p>
            <text:p text:style-name="P25"><text:span text:style-name="T3"><text:tab/><text:tab/>{</text:span><text:span text:style-name="T14">"door"</text:span><text:span text:style-name="T3">,</text:span><text:span text:style-name="T14">"porte"</text:span><text:span text:style-name="T3">},</text:span></text:p>
            <text:p text:style-name="P25"><text:span text:style-name="T3"><text:tab/><text:tab/>{</text:span><text:span text:style-name="T14">"grapefruit"</text:span><text:span text:style-name="T3">,</text:span><text:span text:style-name="T14">"pamplemousse"</text:span><text:span text:style-name="T3">}</text:span></text:p>
            <text:p text:style-name="P18"><text:tab/>};</text:p>
            <text:p text:style-name="P18"/>
            <text:p text:style-name="P25"><text:span text:style-name="T3"><text:tab/>mymap.insert(std</text:span><text:span text:style-name="T10">::</text:span><text:span text:style-name="T3">make_pair(</text:span><text:span text:style-name="T14">"I"</text:span><text:span text:style-name="T3">, </text:span><text:span text:style-name="T14">"je"</text:span><text:span text:style-name="T3">));</text:span></text:p>
            <text:p text:style-name="P25"><text:span text:style-name="T3"><text:tab/>mymap.insert(std</text:span><text:span text:style-name="T10">::</text:span><text:span text:style-name="T3">make_pair(</text:span><text:span text:style-name="T14">"knee"</text:span><text:span text:style-name="T3">, </text:span><text:span text:style-name="T14">"genou"</text:span><text:span text:style-name="T3">));</text:span></text:p>
            <text:p text:style-name="P18"/>
            <text:p text:style-name="P25"><text:span text:style-name="T3"><text:s text:c="2"/><text:tab/>mymap[</text:span><text:span text:style-name="T14">"flower"</text:span><text:span text:style-name="T3">] </text:span><text:span text:style-name="T10">=</text:span><text:span text:style-name="T3"> </text:span><text:span text:style-name="T14">"fleur"</text:span><text:span text:style-name="T3">;</text:span></text:p>
            <text:p text:style-name="P18"/>
            <text:p text:style-name="P18"><text:tab/>show(mymap);</text:p>
            <text:p text:style-name="P18"/>
            <text:p text:style-name="P25"><text:span text:style-name="T3"><text:s text:c="2"/><text:tab/></text:span><text:span text:style-name="T13">// FIND</text:span></text:p>
            <text:p text:style-name="P25"><text:span text:style-name="T3"><text:tab/>std</text:span><text:span text:style-name="T10">::</text:span><text:span text:style-name="T3">string input;</text:span></text:p>
            <text:p text:style-name="P25"><text:span text:style-name="T3"><text:tab/>std</text:span><text:span text:style-name="T10">::</text:span><text:span text:style-name="T3">cout </text:span><text:span text:style-name="T10">&lt;&lt;</text:span><text:span text:style-name="T3"> </text:span><text:span text:style-name="T14">"who? "</text:span><text:span text:style-name="T3">;</text:span></text:p>
            <text:p text:style-name="P25"><text:span text:style-name="T3"><text:tab/>getline (std</text:span><text:span text:style-name="T10">::</text:span><text:span text:style-name="T3">cin,input);</text:span></text:p>
            <text:p text:style-name="P18"/>
            <text:p text:style-name="P25"><text:span text:style-name="T3"><text:tab/>std</text:span><text:span text:style-name="T10">::</text:span><text:span text:style-name="T3">unordered_map</text:span><text:span text:style-name="T10">&lt;</text:span><text:span text:style-name="T3">std</text:span><text:span text:style-name="T10">::</text:span><text:span text:style-name="T3">string,std</text:span><text:span text:style-name="T10">::</text:span><text:span text:style-name="T3">string</text:span><text:span text:style-name="T10">&gt;::</text:span><text:span text:style-name="T3">const_iterator got </text:span><text:span text:style-name="T10">=</text:span><text:span text:style-name="T3"> mymap.find(input);</text:span></text:p>
            <text:p text:style-name="P18"/>
            <text:p text:style-name="P25"><text:span text:style-name="T3"><text:tab/></text:span><text:span text:style-name="T1">if</text:span><text:span text:style-name="T3"> ( got </text:span><text:span text:style-name="T10">==</text:span><text:span text:style-name="T3"> mymap.end() )</text:span></text:p>
            <text:p text:style-name="P25"><text:span text:style-name="T3"><text:tab/><text:tab/>std</text:span><text:span text:style-name="T10">::</text:span><text:span text:style-name="T3">cout </text:span><text:span text:style-name="T10">&lt;&lt;</text:span><text:span text:style-name="T3"> </text:span><text:span text:style-name="T14">"not found"</text:span><text:span text:style-name="T3">;</text:span></text:p>
            <text:p text:style-name="P25"><text:span text:style-name="T3"><text:tab/></text:span><text:span text:style-name="T1">else</text:span></text:p>
            <text:p text:style-name="P25"><text:span text:style-name="T3"><text:tab/><text:tab/>std</text:span><text:span text:style-name="T10">::</text:span><text:span text:style-name="T3">cout </text:span><text:span text:style-name="T10">&lt;&lt;</text:span><text:span text:style-name="T3"> got</text:span><text:span text:style-name="T10">-&gt;</text:span><text:span text:style-name="T3">first </text:span><text:span text:style-name="T10">&lt;&lt;</text:span><text:span text:style-name="T3"> </text:span><text:span text:style-name="T14">" is "</text:span><text:span text:style-name="T3"> </text:span><text:span text:style-name="T10">&lt;&lt;</text:span><text:span text:style-name="T3"> got</text:span><text:span text:style-name="T10">-&gt;</text:span><text:span text:style-name="T3">second;</text:span></text:p>
            <text:p text:style-name="P18"/>
            <text:p text:style-name="P25"><text:span text:style-name="T3"><text:tab/>std</text:span><text:span text:style-name="T10">::</text:span><text:span text:style-name="T3">cout </text:span><text:span text:style-name="T10">&lt;&lt;</text:span><text:span text:style-name="T3"> std</text:span><text:span text:style-name="T10">::</text:span><text:span text:style-name="T3">endl;</text:span></text:p>
            <text:p text:style-name="P18"/>
            <text:p text:style-name="P25"><text:span text:style-name="T3"><text:tab/></text:span><text:span text:style-name="T13">// ERASE</text:span></text:p>
            <text:p text:style-name="P25"><text:span text:style-name="T3"><text:tab/></text:span><text:span text:style-name="T13">// erase examples:</text:span></text:p>
            <text:p text:style-name="P25"><text:span text:style-name="T3"><text:tab/>mymap.erase ( mymap.begin() ); <text:s text:c="5"/></text:span><text:span text:style-name="T13">// erasing by iterator</text:span></text:p>
            <text:p text:style-name="P25"><text:span text:style-name="T3"><text:tab/>mymap.erase (</text:span><text:span text:style-name="T14">"tree"</text:span><text:span text:style-name="T3">); <text:s text:c="12"/></text:span><text:span text:style-name="T13">// erasing by key</text:span></text:p>
            <text:p text:style-name="P25"><text:span text:style-name="T3"><text:tab/>mymap.erase ( mymap.find(</text:span><text:span text:style-name="T14">"knee"</text:span><text:span text:style-name="T3">), mymap.end() ); </text:span><text:span text:style-name="T13">// erasing by range</text:span></text:p>
            <text:p text:style-name="P18"><text:tab/>show(mymap);</text:p>
            <text:p text:style-name="P18"/>
            <text:p text:style-name="P25"><text:span text:style-name="T3"><text:tab/></text:span><text:span text:style-name="T1">return</text:span><text:span text:style-name="T3"> </text:span><text:span text:style-name="T10">0</text:span><text:span text:style-name="T3">;</text:span></text:p>
            <text:p text:style-name="P10">}</text:p>
          </table:table-cell>
        </table:table-row>
      </table:table>
      <text:h text:style-name="P73" text:outline-level="1"><text:bookmark-start text:name="__RefHeading___Toc3706_2418988284"/>Questão 1<text:span text:style-name="T20">1</text:span><text:bookmark-end text:name="__RefHeading___Toc3706_2418988284"/></text:h>
      <text:p text:style-name="Question">Qual o problema de se veriﬁcar a existência de um elemento em std::map com o operator [ ] ?</text:p>
      <text:p text:style-name="P78"><text:soft-page-break/>O operador[] de std::map realiza uma inserção se o elemento não existir, logo ele nunca indicará a não existência do elemento.</text:p>
      <text:p text:style-name="P78">Fonte: <text:a xlink:type="simple" xlink:href="http://en.cppreference.com/w/cpp/container/map/operator_at" text:style-name="Internet_20_link" text:visited-style-name="Visited_20_Internet_20_Link">http://en.cppreference.com/w/cpp/container/map/operator_at</text:a> </text:p>
      <text:p text:style-name="Question"/>
      <text:h text:style-name="P73" text:outline-level="1"><text:bookmark-start text:name="__RefHeading___Toc3708_2418988284"/>Questão 1<text:span text:style-name="T20">2</text:span><text:bookmark-end text:name="__RefHeading___Toc3708_2418988284"/></text:h>
      <text:p text:style-name="Question">Qual a diferença entre std::sort( ), std::partial_sort( ) e std::stable_sort( )? Teste-os com a seguintes elementos, usando como critério de ordenação apenas o inteiro de cada par: &lt;4, "a"&gt;, &lt;3, "a"&gt;, &lt;9, “b”&gt;, &lt;9, “a”&gt;, &lt;1, “a”&gt;, <text:s/>&lt;10, “a”&gt;, &lt;1, “b”<text:span text:style-name="T26">&gt;</text:span>, &lt;2, “a”<text:span text:style-name="T26">&gt;</text:span>, &lt;7, “a”<text:span text:style-name="T26">&gt;</text:span>.</text:p>
      <text:p text:style-name="P79">std::sort não garante que a ordem de elementos iguais será preservada.</text:p>
      <text:p text:style-name="P79">std::stable_sort garante que a ordem dos elementos iguais será preservada.</text:p>
      <text:p text:style-name="P79">Std::partial_sort ordena apenas os n menores items e não garante a ordem de elementos iguais, nem a ordem dos elementos restantes.</text:p>
      <text:p text:style-name="P79">Fonte:<text:tab/><text:a xlink:type="simple" xlink:href="http://en.cppreference.com/w/cpp/algorithm/sort" text:style-name="Internet_20_link" text:visited-style-name="Visited_20_Internet_20_Link">http://en.cppreference.com/w/cpp/algorithm/sort</text:a></text:p>
      <text:p text:style-name="P79"><text:tab/><text:a xlink:type="simple" xlink:href="http://en.cppreference.com/w/cpp/algorithm/stable_sort" text:style-name="Internet_20_link" text:visited-style-name="Visited_20_Internet_20_Link">http://en.cppreference.com/w/cpp/algorithm/stable_sort</text:a> </text:p>
      <text:p text:style-name="P80"><text:tab/><text:a xlink:type="simple" xlink:href="http://en.cppreference.com/w/cpp/algorithm/partial_sort" text:style-name="Internet_20_link" text:visited-style-name="Visited_20_Internet_20_Link"><text:span text:style-name="T27">http://en.cppreference.com/w/cpp/algorithm/partial_sort</text:span></text:a><text:span text:style-name="T27"> 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8">main.<text:span text:style-name="T16">cpp</text:span></text:p>
          </table:table-cell>
        </table:table-row>
        <table:table-row>
          <table:table-cell table:style-name="Table7.A2" office:value-type="string">
            <text:p text:style-name="P69"><text:span text:style-name="T12">#include &lt;iostream&gt;</text:span></text:p>
            <text:p text:style-name="P66"><text:span text:style-name="T12">#include &lt;string&gt;</text:span></text:p>
            <text:p text:style-name="P66"><text:span text:style-name="T12">#include &lt;vector&gt;</text:span></text:p>
            <text:p text:style-name="P66"><text:span text:style-name="T12">#include &lt;tuple&gt;</text:span></text:p>
            <text:p text:style-name="P66"><text:span text:style-name="T12">#include &lt;algorithm&gt;</text:span></text:p>
            <text:p text:style-name="P62"/>
            <text:p text:style-name="P66"><text:span text:style-name="T5">void</text:span><text:span text:style-name="T3"> </text:span><text:span text:style-name="T7">print</text:span><text:span text:style-name="T3">(</text:span><text:span text:style-name="T1">const</text:span><text:span text:style-name="T3"> std</text:span><text:span text:style-name="T10">::</text:span><text:span text:style-name="T3">vector</text:span><text:span text:style-name="T10">&lt;</text:span><text:span text:style-name="T3">std</text:span><text:span text:style-name="T10">::</text:span><text:span text:style-name="T3">tuple</text:span><text:span text:style-name="T10">&lt;</text:span><text:span text:style-name="T5">int</text:span><text:span text:style-name="T3">, </text:span><text:span text:style-name="T5">char</text:span><text:span text:style-name="T10">&gt;&gt;&amp;</text:span><text:span text:style-name="T3"> v){</text:span></text:p>
            <text:p text:style-name="P66"><text:span text:style-name="T3"><text:s text:c="4"/></text:span><text:span text:style-name="T1">for</text:span><text:span text:style-name="T3">(</text:span><text:span text:style-name="T1">auto</text:span><text:span text:style-name="T3"> t </text:span><text:span text:style-name="T10">:</text:span><text:span text:style-name="T3"> v)</text:span></text:p>
            <text:p text:style-name="P66"><text:span text:style-name="T3"><text:s text:c="8"/>std</text:span><text:span text:style-name="T10">::</text:span><text:span text:style-name="T3">cout </text:span><text:span text:style-name="T10">&lt;&lt;</text:span><text:span text:style-name="T3"> </text:span><text:span text:style-name="T14">"&lt;"</text:span><text:span text:style-name="T3"> </text:span><text:span text:style-name="T10">&lt;&lt;</text:span><text:span text:style-name="T3"> std</text:span><text:span text:style-name="T10">::</text:span><text:span text:style-name="T3">get</text:span><text:span text:style-name="T10">&lt;0&gt;</text:span><text:span text:style-name="T3">(t) </text:span><text:span text:style-name="T10">&lt;&lt;</text:span><text:span text:style-name="T3"> </text:span><text:span text:style-name="T14">", "</text:span><text:span text:style-name="T3"> </text:span><text:span text:style-name="T10">&lt;&lt;</text:span><text:span text:style-name="T3"> std</text:span><text:span text:style-name="T10">::</text:span><text:span text:style-name="T3">get</text:span><text:span text:style-name="T10">&lt;1&gt;</text:span><text:span text:style-name="T3">(t) </text:span><text:span text:style-name="T10">&lt;&lt;</text:span><text:span text:style-name="T3"> </text:span><text:span text:style-name="T14">"&gt;"</text:span><text:span text:style-name="T3"> </text:span><text:span text:style-name="T10">&lt;&lt;</text:span><text:span text:style-name="T3"> std</text:span><text:span text:style-name="T10">::</text:span><text:span text:style-name="T3">endl;</text:span></text:p>
            <text:p text:style-name="P66"><text:span text:style-name="T3">}</text:span></text:p>
            <text:p text:style-name="P62"/>
            <text:p text:style-name="P66"><text:span text:style-name="T5">int</text:span><text:span text:style-name="T3"> </text:span><text:span text:style-name="T7">main</text:span><text:span text:style-name="T3">()</text:span></text:p>
            <text:p text:style-name="P66"><text:span text:style-name="T3">{</text:span></text:p>
            <text:p text:style-name="P66"><text:span text:style-name="T3"><text:s text:c="4"/>std</text:span><text:span text:style-name="T10">::</text:span><text:span text:style-name="T3">vector</text:span><text:span text:style-name="T10">&lt;</text:span><text:span text:style-name="T3">std</text:span><text:span text:style-name="T10">::</text:span><text:span text:style-name="T3">tuple</text:span><text:span text:style-name="T10">&lt;</text:span><text:span text:style-name="T5">int</text:span><text:span text:style-name="T3">, </text:span><text:span text:style-name="T5">char</text:span><text:span text:style-name="T10">&gt;&gt;</text:span><text:span text:style-name="T3"> v </text:span><text:span text:style-name="T10">=</text:span><text:span text:style-name="T3"> {</text:span></text:p>
            <text:p text:style-name="P66"><text:span text:style-name="T3"><text:s text:c="8"/>std</text:span><text:span text:style-name="T10">::</text:span><text:span text:style-name="T3">make_tuple(</text:span><text:span text:style-name="T10">4</text:span><text:span text:style-name="T3">, </text:span><text:span text:style-name="T14">'a'</text:span><text:span text:style-name="T3">),</text:span></text:p>
            <text:p text:style-name="P66"><text:span text:style-name="T3"><text:s text:c="8"/>std</text:span><text:span text:style-name="T10">::</text:span><text:span text:style-name="T3">make_tuple(</text:span><text:span text:style-name="T10">3</text:span><text:span text:style-name="T3">, </text:span><text:span text:style-name="T14">'a'</text:span><text:span text:style-name="T3">),</text:span></text:p>
            <text:p text:style-name="P66"><text:span text:style-name="T3"><text:s text:c="8"/>std</text:span><text:span text:style-name="T10">::</text:span><text:span text:style-name="T3">make_tuple(</text:span><text:span text:style-name="T10">9</text:span><text:span text:style-name="T3">, </text:span><text:span text:style-name="T14">'b'</text:span><text:span text:style-name="T3">),</text:span></text:p>
            <text:p text:style-name="P66"><text:span text:style-name="T3"><text:s text:c="8"/>std</text:span><text:span text:style-name="T10">::</text:span><text:span text:style-name="T3">make_tuple(</text:span><text:span text:style-name="T10">9</text:span><text:span text:style-name="T3">, </text:span><text:span text:style-name="T14">'a'</text:span><text:span text:style-name="T3">),</text:span></text:p>
            <text:p text:style-name="P66"><text:span text:style-name="T3"><text:s text:c="8"/>std</text:span><text:span text:style-name="T10">::</text:span><text:span text:style-name="T3">make_tuple(</text:span><text:span text:style-name="T10">1</text:span><text:span text:style-name="T3">, </text:span><text:span text:style-name="T14">'a'</text:span><text:span text:style-name="T3">),</text:span></text:p>
            <text:p text:style-name="P66"><text:span text:style-name="T3"><text:s text:c="8"/>std</text:span><text:span text:style-name="T10">::</text:span><text:span text:style-name="T3">make_tuple(</text:span><text:span text:style-name="T10">10</text:span><text:span text:style-name="T3">, </text:span><text:span text:style-name="T14">'a'</text:span><text:span text:style-name="T3">),</text:span></text:p>
            <text:p text:style-name="P66"><text:span text:style-name="T3"><text:s text:c="8"/>std</text:span><text:span text:style-name="T10">::</text:span><text:span text:style-name="T3">make_tuple(</text:span><text:span text:style-name="T10">1</text:span><text:span text:style-name="T3">, </text:span><text:span text:style-name="T14">'b'</text:span><text:span text:style-name="T3">),</text:span></text:p>
            <text:p text:style-name="P66"><text:span text:style-name="T3"><text:s text:c="8"/>std</text:span><text:span text:style-name="T10">::</text:span><text:span text:style-name="T3">make_tuple(</text:span><text:span text:style-name="T10">2</text:span><text:span text:style-name="T3">, </text:span><text:span text:style-name="T14">'a'</text:span><text:span text:style-name="T3">),</text:span></text:p>
            <text:p text:style-name="P66"><text:span text:style-name="T3"><text:s text:c="8"/>std</text:span><text:span text:style-name="T10">::</text:span><text:span text:style-name="T3">make_tuple(</text:span><text:span text:style-name="T10">7</text:span><text:span text:style-name="T3">, </text:span><text:span text:style-name="T14">'a'</text:span><text:span text:style-name="T3">) <text:s text:c="3"/></text:span></text:p>
            <text:p text:style-name="P66"><text:span text:style-name="T3"><text:s text:c="4"/>};</text:span></text:p>
            <text:p text:style-name="P62"/>
            <text:p text:style-name="P66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Unsorted:"</text:span><text:span text:style-name="T3"> </text:span><text:span text:style-name="T10">&lt;&lt;</text:span><text:span text:style-name="T3"> std</text:span><text:span text:style-name="T10">::</text:span><text:span text:style-name="T3">endl;</text:span></text:p>
            <text:p text:style-name="P66"><text:span text:style-name="T3"><text:s text:c="4"/>print(v);</text:span></text:p>
            <text:p text:style-name="P66"><text:span text:style-name="T3"><text:s text:c="4"/>std</text:span><text:span text:style-name="T10">::</text:span><text:span text:style-name="T3">cout </text:span><text:span text:style-name="T10">&lt;&lt;</text:span><text:span text:style-name="T3"> std</text:span><text:span text:style-name="T10">::</text:span><text:span text:style-name="T3">endl;</text:span></text:p>
            <text:p text:style-name="P62"/>
            <text:p text:style-name="P66"><text:span text:style-name="T3"><text:s text:c="4"/></text:span><text:span text:style-name="T1">auto</text:span><text:span text:style-name="T3"> compare </text:span><text:span text:style-name="T10">=</text:span><text:span text:style-name="T3"> [](std</text:span><text:span text:style-name="T10">::</text:span><text:span text:style-name="T3">tuple</text:span><text:span text:style-name="T10">&lt;</text:span><text:span text:style-name="T5">int</text:span><text:span text:style-name="T3">, </text:span><text:span text:style-name="T5">char</text:span><text:span text:style-name="T10">&gt;</text:span><text:span text:style-name="T3"> a, std</text:span><text:span text:style-name="T10">::</text:span><text:span text:style-name="T3">tuple</text:span><text:span text:style-name="T10">&lt;</text:span><text:span text:style-name="T5">int</text:span><text:span text:style-name="T3">, </text:span><text:span text:style-name="T5">char</text:span><text:span text:style-name="T10">&gt;</text:span><text:span text:style-name="T3"> b) {</text:span></text:p>
            <text:p text:style-name="P66"><text:span text:style-name="T3"><text:s text:c="8"/></text:span><text:span text:style-name="T1">return</text:span><text:span text:style-name="T3"> std</text:span><text:span text:style-name="T10">::</text:span><text:span text:style-name="T3">get</text:span><text:span text:style-name="T10">&lt;0&gt;</text:span><text:span text:style-name="T3">(a) </text:span><text:span text:style-name="T10">&lt;</text:span><text:span text:style-name="T3"> std</text:span><text:span text:style-name="T10">::</text:span><text:span text:style-name="T3">get</text:span><text:span text:style-name="T10">&lt;0&gt;</text:span><text:span text:style-name="T3">(b); <text:s text:c="2"/></text:span></text:p>
            <text:p text:style-name="P66"><text:span text:style-name="T3"><text:s text:c="4"/>};</text:span></text:p>
            <text:p text:style-name="P62"/>
            <text:p text:style-name="P66"><text:span text:style-name="T3"><text:s text:c="4"/>std</text:span><text:span text:style-name="T10">::</text:span><text:span text:style-name="T3">vector</text:span><text:span text:style-name="T10">&lt;</text:span><text:span text:style-name="T3">std</text:span><text:span text:style-name="T10">::</text:span><text:span text:style-name="T3">tuple</text:span><text:span text:style-name="T10">&lt;</text:span><text:span text:style-name="T5">int</text:span><text:span text:style-name="T3">, </text:span><text:span text:style-name="T5">char</text:span><text:span text:style-name="T10">&gt;&gt;</text:span><text:span text:style-name="T3"> v1 </text:span><text:span text:style-name="T10">=</text:span><text:span text:style-name="T3"> v;</text:span></text:p>
            <text:p text:style-name="P66"><text:span text:style-name="T3"><text:s text:c="4"/>std</text:span><text:span text:style-name="T10">::</text:span><text:span text:style-name="T3">sort(v1.begin(), v1.end(), compare);</text:span></text:p>
            <text:p text:style-name="P66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std::sort():"</text:span><text:span text:style-name="T3"> </text:span><text:span text:style-name="T10">&lt;&lt;</text:span><text:span text:style-name="T3"> std</text:span><text:span text:style-name="T10">::</text:span><text:span text:style-name="T3">endl;</text:span></text:p>
            <text:p text:style-name="P66"><text:span text:style-name="T3"><text:s text:c="4"/>print(v1);</text:span></text:p>
            <text:p text:style-name="P66"><text:span text:style-name="T3"><text:s text:c="4"/>std</text:span><text:span text:style-name="T10">::</text:span><text:span text:style-name="T3">cout </text:span><text:span text:style-name="T10">&lt;&lt;</text:span><text:span text:style-name="T3"> std</text:span><text:span text:style-name="T10">::</text:span><text:span text:style-name="T3">endl;</text:span></text:p>
            <text:p text:style-name="P62"/>
            <text:p text:style-name="P66"><text:span text:style-name="T3"><text:s text:c="4"/>std</text:span><text:span text:style-name="T10">::</text:span><text:span text:style-name="T3">vector</text:span><text:span text:style-name="T10">&lt;</text:span><text:span text:style-name="T3">std</text:span><text:span text:style-name="T10">::</text:span><text:span text:style-name="T3">tuple</text:span><text:span text:style-name="T10">&lt;</text:span><text:span text:style-name="T5">int</text:span><text:span text:style-name="T3">, </text:span><text:span text:style-name="T5">char</text:span><text:span text:style-name="T10">&gt;&gt;</text:span><text:span text:style-name="T3"> v2 </text:span><text:span text:style-name="T10">=</text:span><text:span text:style-name="T3"> v;</text:span></text:p>
            <text:p text:style-name="P66"><text:span text:style-name="T3"><text:s text:c="4"/>std</text:span><text:span text:style-name="T10">::</text:span><text:span text:style-name="T3">partial_sort(v2.begin(), v2.end(), v2.end(), compare);</text:span></text:p>
            <text:p text:style-name="P66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std::partial_sort():"</text:span><text:span text:style-name="T3"> </text:span><text:span text:style-name="T10">&lt;&lt;</text:span><text:span text:style-name="T3"> std</text:span><text:span text:style-name="T10">::</text:span><text:span text:style-name="T3">endl;</text:span></text:p>
            <text:p text:style-name="P66"><text:span text:style-name="T3"><text:s text:c="4"/>print(v2);</text:span></text:p>
            <text:p text:style-name="P66"><text:soft-page-break/><text:span text:style-name="T3"><text:s text:c="4"/>std</text:span><text:span text:style-name="T10">::</text:span><text:span text:style-name="T3">cout </text:span><text:span text:style-name="T10">&lt;&lt;</text:span><text:span text:style-name="T3"> std</text:span><text:span text:style-name="T10">::</text:span><text:span text:style-name="T3">endl;</text:span></text:p>
            <text:p text:style-name="P62"/>
            <text:p text:style-name="P66"><text:span text:style-name="T3"><text:s text:c="4"/>std</text:span><text:span text:style-name="T10">::</text:span><text:span text:style-name="T3">vector</text:span><text:span text:style-name="T10">&lt;</text:span><text:span text:style-name="T3">std</text:span><text:span text:style-name="T10">::</text:span><text:span text:style-name="T3">tuple</text:span><text:span text:style-name="T10">&lt;</text:span><text:span text:style-name="T5">int</text:span><text:span text:style-name="T3">, </text:span><text:span text:style-name="T5">char</text:span><text:span text:style-name="T10">&gt;&gt;</text:span><text:span text:style-name="T3"> v3 </text:span><text:span text:style-name="T10">=</text:span><text:span text:style-name="T3"> v;</text:span></text:p>
            <text:p text:style-name="P66"><text:span text:style-name="T3"><text:s text:c="4"/>std</text:span><text:span text:style-name="T10">::</text:span><text:span text:style-name="T3">stable_sort(v3.begin(), v3.end(), compare);</text:span></text:p>
            <text:p text:style-name="P66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std::stable_sort():"</text:span><text:span text:style-name="T3"> </text:span><text:span text:style-name="T10">&lt;&lt;</text:span><text:span text:style-name="T3"> std</text:span><text:span text:style-name="T10">::</text:span><text:span text:style-name="T3">endl;</text:span></text:p>
            <text:p text:style-name="P66"><text:span text:style-name="T3"><text:s text:c="4"/>print(v3);</text:span></text:p>
            <text:p text:style-name="P66"><text:span text:style-name="T3"><text:s text:c="4"/>std</text:span><text:span text:style-name="T10">::</text:span><text:span text:style-name="T3">cout </text:span><text:span text:style-name="T10">&lt;&lt;</text:span><text:span text:style-name="T3"> std</text:span><text:span text:style-name="T10">::</text:span><text:span text:style-name="T3">endl;</text:span></text:p>
            <text:p text:style-name="P62"/>
            <text:p text:style-name="P66"><text:span text:style-name="T3"><text:s text:c="4"/></text:span><text:span text:style-name="T1">return</text:span><text:span text:style-name="T3"> </text:span><text:span text:style-name="T10">0</text:span><text:span text:style-name="T3">;</text:span></text:p>
            <text:p text:style-name="P54">}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70">Result</text:p>
          </table:table-cell>
          <table:covered-table-cell/>
        </table:table-row>
        <table:table-row>
          <table:table-cell table:style-name="Table11.A2" office:value-type="string">
            <text:p text:style-name="P84">Unsorted:</text:p>
            <text:p text:style-name="P81">&lt;4, a&gt;</text:p>
            <text:p text:style-name="P81">&lt;3, a&gt;</text:p>
            <text:p text:style-name="P81">&lt;9, b&gt;</text:p>
            <text:p text:style-name="P81">&lt;9, a&gt;</text:p>
            <text:p text:style-name="P81">&lt;1, a&gt;</text:p>
            <text:p text:style-name="P81">&lt;10, a&gt;</text:p>
            <text:p text:style-name="P81">&lt;1, b&gt;</text:p>
            <text:p text:style-name="P81">&lt;2, a&gt;</text:p>
            <text:p text:style-name="P81">&lt;7, a&gt;</text:p>
            <text:p text:style-name="P81"/>
            <text:p text:style-name="P81">std::sort():</text:p>
            <text:p text:style-name="P81">&lt;1, a&gt;</text:p>
            <text:p text:style-name="P81">&lt;1, b&gt;</text:p>
            <text:p text:style-name="P81">&lt;2, a&gt;</text:p>
            <text:p text:style-name="P81">&lt;3, a&gt;</text:p>
            <text:p text:style-name="P81">&lt;4, a&gt;</text:p>
            <text:p text:style-name="P81">&lt;7, a&gt;</text:p>
            <text:p text:style-name="P81">&lt;9, b&gt;</text:p>
            <text:p text:style-name="P81">&lt;9, a&gt;</text:p>
            <text:p text:style-name="P81">&lt;10, a&gt;</text:p>
          </table:table-cell>
          <table:table-cell table:style-name="Table11.B2" office:value-type="string">
            <text:p text:style-name="P85">std::partial_sort():</text:p>
            <text:p text:style-name="P82">&lt;1, a&gt;</text:p>
            <text:p text:style-name="P82">&lt;1, b&gt;</text:p>
            <text:p text:style-name="P82">&lt;2, a&gt;</text:p>
            <text:p text:style-name="P82">&lt;3, a&gt;</text:p>
            <text:p text:style-name="P82">&lt;4, a&gt;</text:p>
            <text:p text:style-name="P82">&lt;7, a&gt;</text:p>
            <text:p text:style-name="P82">&lt;9, a&gt;</text:p>
            <text:p text:style-name="P82">&lt;9, b&gt;</text:p>
            <text:p text:style-name="P82">&lt;10, a&gt;</text:p>
            <text:p text:style-name="P82"/>
            <text:p text:style-name="P82">std::stable_sort():</text:p>
            <text:p text:style-name="P82">&lt;1, a&gt;</text:p>
            <text:p text:style-name="P82">&lt;1, b&gt;</text:p>
            <text:p text:style-name="P82">&lt;2, a&gt;</text:p>
            <text:p text:style-name="P82">&lt;3, a&gt;</text:p>
            <text:p text:style-name="P82">&lt;4, a&gt;</text:p>
            <text:p text:style-name="P82">&lt;7, a&gt;</text:p>
            <text:p text:style-name="P82">&lt;9, b&gt;</text:p>
            <text:p text:style-name="P82">&lt;9, a&gt;</text:p>
            <text:p text:style-name="P82">&lt;10, a&gt;</text:p>
          </table:table-cell>
        </table:table-row>
      </table:table>
      <text:h text:style-name="P75" text:outline-level="1"><text:bookmark-start text:name="__RefHeading___Toc3710_2418988284"/>Questão 1<text:span text:style-name="T20">3</text:span><text:bookmark-end text:name="__RefHeading___Toc3710_2418988284"/></text:h>
      <text:p text:style-name="P35">Utilize a sobrecarga de std::regex_search que recebe um std::match_results para iterar e imprimir as partes da string <text:span text:style-name="T19">tag &lt;foo&gt; 123 &lt;/foo&gt; gat</text:span> com o padrão R"(&lt;( . * )&gt;.*&lt;/\1&gt; )"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8">main.<text:span text:style-name="T16">cpp</text:span></text:p>
          </table:table-cell>
        </table:table-row>
        <table:table-row>
          <table:table-cell table:style-name="Table8.A2" office:value-type="string">
            <text:p text:style-name="P71"><text:span text:style-name="T12">#include &lt;iostream&gt;</text:span></text:p>
            <text:p text:style-name="P67"><text:span text:style-name="T12">#include &lt;string&gt;</text:span></text:p>
            <text:p text:style-name="P67"><text:span text:style-name="T12">#include &lt;regex&gt;</text:span></text:p>
            <text:p text:style-name="P63"/>
            <text:p text:style-name="P67"><text:span text:style-name="T5">int</text:span><text:span text:style-name="T3"> </text:span><text:span text:style-name="T7">main</text:span><text:span text:style-name="T3">()</text:span></text:p>
            <text:p text:style-name="P67"><text:span text:style-name="T3">{</text:span></text:p>
            <text:p text:style-name="P67"><text:span text:style-name="T3"><text:s text:c="4"/>std</text:span><text:span text:style-name="T10">::</text:span><text:span text:style-name="T3">regex r(R</text:span><text:span text:style-name="T14">"(&lt;(.*)&gt;.*&lt;/</text:span><text:span text:style-name="T24">\1</text:span><text:span text:style-name="T14">&gt;)"</text:span><text:span text:style-name="T3">);</text:span></text:p>
            <text:p text:style-name="P67"><text:span text:style-name="T3"><text:s text:c="4"/>std</text:span><text:span text:style-name="T10">::</text:span><text:span text:style-name="T3">string s </text:span><text:span text:style-name="T10">=</text:span><text:span text:style-name="T3"> </text:span><text:span text:style-name="T14">"tag &lt;foo&gt; 123 &lt;/foo&gt; gat"</text:span><text:span text:style-name="T3">;</text:span></text:p>
            <text:p text:style-name="P67"><text:span text:style-name="T3"><text:s text:c="4"/>std</text:span><text:span text:style-name="T10">::</text:span><text:span text:style-name="T3">smatch match;</text:span></text:p>
            <text:p text:style-name="P67"><text:span text:style-name="T3"><text:s text:c="4"/></text:span><text:span text:style-name="T5">bool</text:span><text:span text:style-name="T3"> ok </text:span><text:span text:style-name="T10">=</text:span><text:span text:style-name="T3"> std</text:span><text:span text:style-name="T10">::</text:span><text:span text:style-name="T3">regex_search(s, match, r);</text:span></text:p>
            <text:p text:style-name="P63"/>
            <text:p text:style-name="P67"><text:span text:style-name="T3"><text:s text:c="4"/></text:span><text:span text:style-name="T1">for</text:span><text:span text:style-name="T3">(</text:span><text:span text:style-name="T1">auto</text:span><text:span text:style-name="T3"> m </text:span><text:span text:style-name="T10">:</text:span><text:span text:style-name="T3"> match){</text:span></text:p>
            <text:p text:style-name="P67"><text:span text:style-name="T3"><text:s text:c="8"/>std</text:span><text:span text:style-name="T10">::</text:span><text:span text:style-name="T3">cout </text:span><text:span text:style-name="T10">&lt;&lt;</text:span><text:span text:style-name="T3"> </text:span><text:span text:style-name="T14">"match = "</text:span><text:span text:style-name="T3"> </text:span><text:span text:style-name="T10">&lt;&lt;</text:span><text:span text:style-name="T3"> m </text:span><text:span text:style-name="T10">&lt;&lt;</text:span><text:span text:style-name="T3"> </text:span><text:span text:style-name="T14">'\n'</text:span><text:span text:style-name="T3">;</text:span></text:p>
            <text:p text:style-name="P67"><text:span text:style-name="T3"><text:s text:c="4"/>}</text:span></text:p>
            <text:p text:style-name="P63"/>
            <text:p text:style-name="P67"><text:span text:style-name="T3"><text:s text:c="4"/></text:span><text:span text:style-name="T1">return</text:span><text:span text:style-name="T3"> </text:span><text:span text:style-name="T10">0</text:span><text:span text:style-name="T3">;</text:span></text:p>
            <text:p text:style-name="P55">}</text:p>
          </table:table-cell>
        </table:table-row>
      </table:table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p text:style-name="P72">Result</text:p>
          </table:table-cell>
        </table:table-row>
        <table:table-row>
          <table:table-cell table:style-name="Table12.A2" office:value-type="string">
            <text:p text:style-name="P77">match = &lt;foo&gt; 123 &lt;/foo&gt;</text:p>
            <text:p text:style-name="P83">match = foo</text:p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estion" style:family="paragraph" style:parent-style-name="Addressee" style:next-style-name="Addressee" style:class="text">
      <style:paragraph-properties fo:margin-left="0in" fo:margin-right="0in" fo:margin-top="0in" fo:margin-bottom="0.1in" loext:contextual-spacing="true" fo:text-indent="0in" style:auto-text-indent="fals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23:55:53.089377900</meta:creation-date>
    <dc:date>2017-05-30T01:04:17.834516767</dc:date>
    <meta:editing-duration>PT10H4M41S</meta:editing-duration>
    <meta:editing-cycles>98</meta:editing-cycles>
    <meta:generator>LibreOffice/5.3.2.2$Linux_X86_64 LibreOffice_project/30m0$Build-2</meta:generator>
    <meta:document-statistic meta:table-count="12" meta:image-count="0" meta:object-count="0" meta:page-count="9" meta:paragraph-count="395" meta:word-count="1555" meta:character-count="12479" meta:non-whitespace-character-count="10626"/>
  </office:meta>
</office:document-meta>
</file>